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16cm" svg:height="9.004cm" svg:x="22.34cm" svg:y="0.797cm">
            <draw:object draw:notify-on-update-of-ranges="out.B2:out.B101 out.A2:out.A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9.004cm" svg:x="21.998cm" svg:y="10.28cm">
            <draw:object draw:notify-on-update-of-ranges="out.A2:out.A101 out.C2:out.C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cm" svg:height="9.004cm" svg:x="21.586cm" svg:y="20.001cm">
            <draw:object draw:notify-on-update-of-ranges="out.A2:out.A101 out.D2:out.D101 out.E2:out.E101 out.A2:out.A101 out.F2:out.F101 out.A2:out.A101 out.G2:out.G101 out.A2:out.A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<text:s/>Accuracy</text:p>
          </table:table-cell>
          <table:table-cell office:value-type="string" calcext:value-type="string">
            <text:p><text:s/>Acc_class</text:p>
          </table:table-cell>
          <table:table-cell office:value-type="string" calcext:value-type="string">
            <text:p><text:s/>mIoU</text:p>
          </table:table-cell>
          <table:table-cell office:value-type="string" calcext:value-type="string">
            <text:p>fwIoU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2.675" calcext:value-type="float">
            <text:p>2,675</text:p>
          </table:table-cell>
          <table:table-cell office:value-type="float" office:value="0.936513203884708" calcext:value-type="float">
            <text:p>0,936513203884708</text:p>
          </table:table-cell>
          <table:table-cell office:value-type="float" office:value="0.802437457763967" calcext:value-type="float">
            <text:p>0,802437457763967</text:p>
          </table:table-cell>
          <table:table-cell office:value-type="float" office:value="0.739965051225082" calcext:value-type="float">
            <text:p>0,739965051225082</text:p>
          </table:table-cell>
          <table:table-cell office:value-type="float" office:value="0.883908433638013" calcext:value-type="float">
            <text:p>0,883908433638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98" calcext:value-type="float">
            <text:p>0,0198</text:p>
          </table:table-cell>
          <table:table-cell office:value-type="float" office:value="1.85" calcext:value-type="float">
            <text:p>1,85</text:p>
          </table:table-cell>
          <table:table-cell office:value-type="float" office:value="0.942532487761996" calcext:value-type="float">
            <text:p>0,942532487761996</text:p>
          </table:table-cell>
          <table:table-cell office:value-type="float" office:value="0.91389551897391" calcext:value-type="float">
            <text:p>0,91389551897391</text:p>
          </table:table-cell>
          <table:table-cell office:value-type="float" office:value="0.794439444106798" calcext:value-type="float">
            <text:p>0,794439444106798</text:p>
          </table:table-cell>
          <table:table-cell office:value-type="float" office:value="0.900654871590239" calcext:value-type="float">
            <text:p>0,9006548715902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6" calcext:value-type="float">
            <text:p>0,0196</text:p>
          </table:table-cell>
          <table:table-cell office:value-type="float" office:value="1.799" calcext:value-type="float">
            <text:p>1,799</text:p>
          </table:table-cell>
          <table:table-cell office:value-type="float" office:value="0.92332075277218" calcext:value-type="float">
            <text:p>0,92332075277218</text:p>
          </table:table-cell>
          <table:table-cell office:value-type="float" office:value="0.871645428236072" calcext:value-type="float">
            <text:p>0,871645428236072</text:p>
          </table:table-cell>
          <table:table-cell office:value-type="float" office:value="0.739559126205275" calcext:value-type="float">
            <text:p>0,739559126205275</text:p>
          </table:table-cell>
          <table:table-cell office:value-type="float" office:value="0.871513242868583" calcext:value-type="float">
            <text:p>0,871513242868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95" calcext:value-type="float">
            <text:p>0,0195</text:p>
          </table:table-cell>
          <table:table-cell office:value-type="float" office:value="1.633" calcext:value-type="float">
            <text:p>1,633</text:p>
          </table:table-cell>
          <table:table-cell office:value-type="float" office:value="0.95884397450264" calcext:value-type="float">
            <text:p>0,95884397450264</text:p>
          </table:table-cell>
          <table:table-cell office:value-type="float" office:value="0.927128231755473" calcext:value-type="float">
            <text:p>0,927128231755473</text:p>
          </table:table-cell>
          <table:table-cell office:value-type="float" office:value="0.840241589201487" calcext:value-type="float">
            <text:p>0,840241589201487</text:p>
          </table:table-cell>
          <table:table-cell office:value-type="float" office:value="0.925706590963769" calcext:value-type="float">
            <text:p>0,925706590963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93" calcext:value-type="float">
            <text:p>0,0193</text:p>
          </table:table-cell>
          <table:table-cell office:value-type="float" office:value="1.486" calcext:value-type="float">
            <text:p>1,486</text:p>
          </table:table-cell>
          <table:table-cell office:value-type="float" office:value="0.942683066983017" calcext:value-type="float">
            <text:p>0,942683066983017</text:p>
          </table:table-cell>
          <table:table-cell office:value-type="float" office:value="0.8707650617515" calcext:value-type="float">
            <text:p>0,8707650617515</text:p>
          </table:table-cell>
          <table:table-cell office:value-type="float" office:value="0.781206037265105" calcext:value-type="float">
            <text:p>0,781206037265105</text:p>
          </table:table-cell>
          <table:table-cell office:value-type="float" office:value="0.898175160979424" calcext:value-type="float">
            <text:p>0,898175160979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91" calcext:value-type="float">
            <text:p>0,0191</text:p>
          </table:table-cell>
          <table:table-cell office:value-type="float" office:value="1.586" calcext:value-type="float">
            <text:p>1,586</text:p>
          </table:table-cell>
          <table:table-cell office:value-type="float" office:value="0.961525238665852" calcext:value-type="float">
            <text:p>0,961525238665852</text:p>
          </table:table-cell>
          <table:table-cell office:value-type="float" office:value="0.91585979245027" calcext:value-type="float">
            <text:p>0,91585979245027</text:p>
          </table:table-cell>
          <table:table-cell office:value-type="float" office:value="0.845099497150975" calcext:value-type="float">
            <text:p>0,845099497150975</text:p>
          </table:table-cell>
          <table:table-cell office:value-type="float" office:value="0.929308137876544" calcext:value-type="float">
            <text:p>0,9293081378765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89" calcext:value-type="float">
            <text:p>0,0189</text:p>
          </table:table-cell>
          <table:table-cell office:value-type="float" office:value="1.421" calcext:value-type="float">
            <text:p>1,421</text:p>
          </table:table-cell>
          <table:table-cell office:value-type="float" office:value="0.96472812065969" calcext:value-type="float">
            <text:p>0,96472812065969</text:p>
          </table:table-cell>
          <table:table-cell office:value-type="float" office:value="0.914045538597724" calcext:value-type="float">
            <text:p>0,914045538597724</text:p>
          </table:table-cell>
          <table:table-cell office:value-type="float" office:value="0.854303233143983" calcext:value-type="float">
            <text:p>0,854303233143983</text:p>
          </table:table-cell>
          <table:table-cell office:value-type="float" office:value="0.934314905136195" calcext:value-type="float">
            <text:p>0,934314905136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87" calcext:value-type="float">
            <text:p>0,0187</text:p>
          </table:table-cell>
          <table:table-cell office:value-type="float" office:value="1.431" calcext:value-type="float">
            <text:p>1,431</text:p>
          </table:table-cell>
          <table:table-cell office:value-type="float" office:value="0.966660865448909" calcext:value-type="float">
            <text:p>0,966660865448909</text:p>
          </table:table-cell>
          <table:table-cell office:value-type="float" office:value="0.918797950027642" calcext:value-type="float">
            <text:p>0,918797950027642</text:p>
          </table:table-cell>
          <table:table-cell office:value-type="float" office:value="0.861509780495225" calcext:value-type="float">
            <text:p>0,861509780495225</text:p>
          </table:table-cell>
          <table:table-cell office:value-type="float" office:value="0.937689068779724" calcext:value-type="float">
            <text:p>0,9376890687797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86" calcext:value-type="float">
            <text:p>0,0186</text:p>
          </table:table-cell>
          <table:table-cell office:value-type="float" office:value="1.399" calcext:value-type="float">
            <text:p>1,399</text:p>
          </table:table-cell>
          <table:table-cell office:value-type="float" office:value="0.965260557376216" calcext:value-type="float">
            <text:p>0,965260557376216</text:p>
          </table:table-cell>
          <table:table-cell office:value-type="float" office:value="0.911758042512365" calcext:value-type="float">
            <text:p>0,911758042512365</text:p>
          </table:table-cell>
          <table:table-cell office:value-type="float" office:value="0.855374707199811" calcext:value-type="float">
            <text:p>0,855374707199811</text:p>
          </table:table-cell>
          <table:table-cell office:value-type="float" office:value="0.935051832614839" calcext:value-type="float">
            <text:p>0,9350518326148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84" calcext:value-type="float">
            <text:p>0,0184</text:p>
          </table:table-cell>
          <table:table-cell office:value-type="float" office:value="1.299" calcext:value-type="float">
            <text:p>1,299</text:p>
          </table:table-cell>
          <table:table-cell office:value-type="float" office:value="0.954530287987432" calcext:value-type="float">
            <text:p>0,954530287987432</text:p>
          </table:table-cell>
          <table:table-cell office:value-type="float" office:value="0.937699621553358" calcext:value-type="float">
            <text:p>0,937699621553358</text:p>
          </table:table-cell>
          <table:table-cell office:value-type="float" office:value="0.831064583537474" calcext:value-type="float">
            <text:p>0,831064583537474</text:p>
          </table:table-cell>
          <table:table-cell office:value-type="float" office:value="0.919628599165766" calcext:value-type="float">
            <text:p>0,9196285991657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82" calcext:value-type="float">
            <text:p>0,0182</text:p>
          </table:table-cell>
          <table:table-cell office:value-type="float" office:value="1.369" calcext:value-type="float">
            <text:p>1,369</text:p>
          </table:table-cell>
          <table:table-cell office:value-type="float" office:value="0.966253878632066" calcext:value-type="float">
            <text:p>0,966253878632066</text:p>
          </table:table-cell>
          <table:table-cell office:value-type="float" office:value="0.934072761135906" calcext:value-type="float">
            <text:p>0,934072761135906</text:p>
          </table:table-cell>
          <table:table-cell office:value-type="float" office:value="0.863829991690904" calcext:value-type="float">
            <text:p>0,863829991690904</text:p>
          </table:table-cell>
          <table:table-cell office:value-type="float" office:value="0.937777771468178" calcext:value-type="float">
            <text:p>0,9377777714681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,018</text:p>
          </table:table-cell>
          <table:table-cell office:value-type="float" office:value="1.358" calcext:value-type="float">
            <text:p>1,358</text:p>
          </table:table-cell>
          <table:table-cell office:value-type="float" office:value="0.96645319201639" calcext:value-type="float">
            <text:p>0,96645319201639</text:p>
          </table:table-cell>
          <table:table-cell office:value-type="float" office:value="0.926687111271668" calcext:value-type="float">
            <text:p>0,926687111271668</text:p>
          </table:table-cell>
          <table:table-cell office:value-type="float" office:value="0.862739123556275" calcext:value-type="float">
            <text:p>0,862739123556275</text:p>
          </table:table-cell>
          <table:table-cell office:value-type="float" office:value="0.937745300411065" calcext:value-type="float">
            <text:p>0,9377453004110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8" calcext:value-type="float">
            <text:p>0,0178</text:p>
          </table:table-cell>
          <table:table-cell office:value-type="float" office:value="1.463" calcext:value-type="float">
            <text:p>1,463</text:p>
          </table:table-cell>
          <table:table-cell office:value-type="float" office:value="0.96561187610743" calcext:value-type="float">
            <text:p>0,96561187610743</text:p>
          </table:table-cell>
          <table:table-cell office:value-type="float" office:value="0.925164746526599" calcext:value-type="float">
            <text:p>0,925164746526599</text:p>
          </table:table-cell>
          <table:table-cell office:value-type="float" office:value="0.859765577293666" calcext:value-type="float">
            <text:p>0,859765577293666</text:p>
          </table:table-cell>
          <table:table-cell office:value-type="float" office:value="0.936309720909891" calcext:value-type="float">
            <text:p>0,9363097209098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76" calcext:value-type="float">
            <text:p>0,0176</text:p>
          </table:table-cell>
          <table:table-cell office:value-type="float" office:value="1.289" calcext:value-type="float">
            <text:p>1,289</text:p>
          </table:table-cell>
          <table:table-cell office:value-type="float" office:value="0.958905199561481" calcext:value-type="float">
            <text:p>0,958905199561481</text:p>
          </table:table-cell>
          <table:table-cell office:value-type="float" office:value="0.943595027347539" calcext:value-type="float">
            <text:p>0,943595027347539</text:p>
          </table:table-cell>
          <table:table-cell office:value-type="float" office:value="0.844460292845008" calcext:value-type="float">
            <text:p>0,844460292845008</text:p>
          </table:table-cell>
          <table:table-cell office:value-type="float" office:value="0.926616134005885" calcext:value-type="float">
            <text:p>0,9266161340058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75" calcext:value-type="float">
            <text:p>0,0175</text:p>
          </table:table-cell>
          <table:table-cell office:value-type="float" office:value="1.3" calcext:value-type="float">
            <text:p>1,3</text:p>
          </table:table-cell>
          <table:table-cell office:value-type="float" office:value="0.965990340406901" calcext:value-type="float">
            <text:p>0,965990340406901</text:p>
          </table:table-cell>
          <table:table-cell office:value-type="float" office:value="0.902962164784287" calcext:value-type="float">
            <text:p>0,902962164784287</text:p>
          </table:table-cell>
          <table:table-cell office:value-type="float" office:value="0.855404069242071" calcext:value-type="float">
            <text:p>0,855404069242071</text:p>
          </table:table-cell>
          <table:table-cell office:value-type="float" office:value="0.935756443729865" calcext:value-type="float">
            <text:p>0,9357564437298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73" calcext:value-type="float">
            <text:p>0,0173</text:p>
          </table:table-cell>
          <table:table-cell office:value-type="float" office:value="1.334" calcext:value-type="float">
            <text:p>1,334</text:p>
          </table:table-cell>
          <table:table-cell office:value-type="float" office:value="0.968973303956452" calcext:value-type="float">
            <text:p>0,968973303956452</text:p>
          </table:table-cell>
          <table:table-cell office:value-type="float" office:value="0.927400967080857" calcext:value-type="float">
            <text:p>0,927400967080857</text:p>
          </table:table-cell>
          <table:table-cell office:value-type="float" office:value="0.870901955313935" calcext:value-type="float">
            <text:p>0,870901955313935</text:p>
          </table:table-cell>
          <table:table-cell office:value-type="float" office:value="0.941896794827363" calcext:value-type="float">
            <text:p>0,9418967948273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71" calcext:value-type="float">
            <text:p>0,0171</text:p>
          </table:table-cell>
          <table:table-cell office:value-type="float" office:value="1.31" calcext:value-type="float">
            <text:p>1,31</text:p>
          </table:table-cell>
          <table:table-cell office:value-type="float" office:value="0.970067683441956" calcext:value-type="float">
            <text:p>0,970067683441956</text:p>
          </table:table-cell>
          <table:table-cell office:value-type="float" office:value="0.923302927039044" calcext:value-type="float">
            <text:p>0,923302927039044</text:p>
          </table:table-cell>
          <table:table-cell office:value-type="float" office:value="0.873542324305995" calcext:value-type="float">
            <text:p>0,873542324305995</text:p>
          </table:table-cell>
          <table:table-cell office:value-type="float" office:value="0.94351150935117" calcext:value-type="float">
            <text:p>0,943511509351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69" calcext:value-type="float">
            <text:p>0,0169</text:p>
          </table:table-cell>
          <table:table-cell office:value-type="float" office:value="1.253" calcext:value-type="float">
            <text:p>1,253</text:p>
          </table:table-cell>
          <table:table-cell office:value-type="float" office:value="0.966813411740094" calcext:value-type="float">
            <text:p>0,966813411740094</text:p>
          </table:table-cell>
          <table:table-cell office:value-type="float" office:value="0.931653671758189" calcext:value-type="float">
            <text:p>0,931653671758189</text:p>
          </table:table-cell>
          <table:table-cell office:value-type="float" office:value="0.865014803670914" calcext:value-type="float">
            <text:p>0,865014803670914</text:p>
          </table:table-cell>
          <table:table-cell office:value-type="float" office:value="0.938568959712335" calcext:value-type="float">
            <text:p>0,9385689597123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67" calcext:value-type="float">
            <text:p>0,0167</text:p>
          </table:table-cell>
          <table:table-cell office:value-type="float" office:value="1.295" calcext:value-type="float">
            <text:p>1,295</text:p>
          </table:table-cell>
          <table:table-cell office:value-type="float" office:value="0.969047954269159" calcext:value-type="float">
            <text:p>0,969047954269159</text:p>
          </table:table-cell>
          <table:table-cell office:value-type="float" office:value="0.927901968319465" calcext:value-type="float">
            <text:p>0,927901968319465</text:p>
          </table:table-cell>
          <table:table-cell office:value-type="float" office:value="0.871255993394016" calcext:value-type="float">
            <text:p>0,871255993394016</text:p>
          </table:table-cell>
          <table:table-cell office:value-type="float" office:value="0.942043467199527" calcext:value-type="float">
            <text:p>0,942043467199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5" calcext:value-type="float">
            <text:p>0,0165</text:p>
          </table:table-cell>
          <table:table-cell office:value-type="float" office:value="1.286" calcext:value-type="float">
            <text:p>1,286</text:p>
          </table:table-cell>
          <table:table-cell office:value-type="float" office:value="0.959175179941431" calcext:value-type="float">
            <text:p>0,959175179941431</text:p>
          </table:table-cell>
          <table:table-cell office:value-type="float" office:value="0.944723099415703" calcext:value-type="float">
            <text:p>0,944723099415703</text:p>
          </table:table-cell>
          <table:table-cell office:value-type="float" office:value="0.845483713387457" calcext:value-type="float">
            <text:p>0,845483713387457</text:p>
          </table:table-cell>
          <table:table-cell office:value-type="float" office:value="0.927087646560081" calcext:value-type="float">
            <text:p>0,9270876465600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64" calcext:value-type="float">
            <text:p>0,0164</text:p>
          </table:table-cell>
          <table:table-cell office:value-type="float" office:value="1.136" calcext:value-type="float">
            <text:p>1,136</text:p>
          </table:table-cell>
          <table:table-cell office:value-type="float" office:value="0.96806643543429" calcext:value-type="float">
            <text:p>0,96806643543429</text:p>
          </table:table-cell>
          <table:table-cell office:value-type="float" office:value="0.930538361808827" calcext:value-type="float">
            <text:p>0,930538361808827</text:p>
          </table:table-cell>
          <table:table-cell office:value-type="float" office:value="0.868706945816136" calcext:value-type="float">
            <text:p>0,868706945816136</text:p>
          </table:table-cell>
          <table:table-cell office:value-type="float" office:value="0.940557033220854" calcext:value-type="float">
            <text:p>0,9405570332208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62" calcext:value-type="float">
            <text:p>0,0162</text:p>
          </table:table-cell>
          <table:table-cell office:value-type="float" office:value="1.382" calcext:value-type="float">
            <text:p>1,382</text:p>
          </table:table-cell>
          <table:table-cell office:value-type="float" office:value="0.96967594141888" calcext:value-type="float">
            <text:p>0,96967594141888</text:p>
          </table:table-cell>
          <table:table-cell office:value-type="float" office:value="0.918954416191343" calcext:value-type="float">
            <text:p>0,918954416191343</text:p>
          </table:table-cell>
          <table:table-cell office:value-type="float" office:value="0.871257514914371" calcext:value-type="float">
            <text:p>0,871257514914371</text:p>
          </table:table-cell>
          <table:table-cell office:value-type="float" office:value="0.942650373903389" calcext:value-type="float">
            <text:p>0,9426503739033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6" calcext:value-type="float">
            <text:p>0,016</text:p>
          </table:table-cell>
          <table:table-cell office:value-type="float" office:value="1.234" calcext:value-type="float">
            <text:p>1,234</text:p>
          </table:table-cell>
          <table:table-cell office:value-type="float" office:value="0.969253070510466" calcext:value-type="float">
            <text:p>0,969253070510466</text:p>
          </table:table-cell>
          <table:table-cell office:value-type="float" office:value="0.919350035968307" calcext:value-type="float">
            <text:p>0,919350035968307</text:p>
          </table:table-cell>
          <table:table-cell office:value-type="float" office:value="0.869963128589561" calcext:value-type="float">
            <text:p>0,869963128589561</text:p>
          </table:table-cell>
          <table:table-cell office:value-type="float" office:value="0.941969210504057" calcext:value-type="float">
            <text:p>0,9419692105040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8" calcext:value-type="float">
            <text:p>0,0158</text:p>
          </table:table-cell>
          <table:table-cell office:value-type="float" office:value="1.281" calcext:value-type="float">
            <text:p>1,281</text:p>
          </table:table-cell>
          <table:table-cell office:value-type="float" office:value="0.967018183744122" calcext:value-type="float">
            <text:p>0,967018183744122</text:p>
          </table:table-cell>
          <table:table-cell office:value-type="float" office:value="0.930865470056797" calcext:value-type="float">
            <text:p>0,930865470056797</text:p>
          </table:table-cell>
          <table:table-cell office:value-type="float" office:value="0.865474555223772" calcext:value-type="float">
            <text:p>0,865474555223772</text:p>
          </table:table-cell>
          <table:table-cell office:value-type="float" office:value="0.938863881500526" calcext:value-type="float">
            <text:p>0,9388638815005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6" calcext:value-type="float">
            <text:p>0,0156</text:p>
          </table:table-cell>
          <table:table-cell office:value-type="float" office:value="1.181" calcext:value-type="float">
            <text:p>1,181</text:p>
          </table:table-cell>
          <table:table-cell office:value-type="float" office:value="0.968860590836079" calcext:value-type="float">
            <text:p>0,968860590836079</text:p>
          </table:table-cell>
          <table:table-cell office:value-type="float" office:value="0.937332514044648" calcext:value-type="float">
            <text:p>0,937332514044648</text:p>
          </table:table-cell>
          <table:table-cell office:value-type="float" office:value="0.872740158598357" calcext:value-type="float">
            <text:p>0,872740158598357</text:p>
          </table:table-cell>
          <table:table-cell office:value-type="float" office:value="0.942171268235494" calcext:value-type="float">
            <text:p>0,9421712682354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54" calcext:value-type="float">
            <text:p>0,0154</text:p>
          </table:table-cell>
          <table:table-cell office:value-type="float" office:value="1.32" calcext:value-type="float">
            <text:p>1,32</text:p>
          </table:table-cell>
          <table:table-cell office:value-type="float" office:value="0.966146329070873" calcext:value-type="float">
            <text:p>0,966146329070873</text:p>
          </table:table-cell>
          <table:table-cell office:value-type="float" office:value="0.921622215243757" calcext:value-type="float">
            <text:p>0,921622215243757</text:p>
          </table:table-cell>
          <table:table-cell office:value-type="float" office:value="0.860576662821198" calcext:value-type="float">
            <text:p>0,860576662821198</text:p>
          </table:table-cell>
          <table:table-cell office:value-type="float" office:value="0.936996582983372" calcext:value-type="float">
            <text:p>0,9369965829833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3" calcext:value-type="float">
            <text:p>0,0153</text:p>
          </table:table-cell>
          <table:table-cell office:value-type="float" office:value="1.237" calcext:value-type="float">
            <text:p>1,237</text:p>
          </table:table-cell>
          <table:table-cell office:value-type="float" office:value="0.969682383573666" calcext:value-type="float">
            <text:p>0,969682383573666</text:p>
          </table:table-cell>
          <table:table-cell office:value-type="float" office:value="0.928180765371629" calcext:value-type="float">
            <text:p>0,928180765371629</text:p>
          </table:table-cell>
          <table:table-cell office:value-type="float" office:value="0.873375803864815" calcext:value-type="float">
            <text:p>0,873375803864815</text:p>
          </table:table-cell>
          <table:table-cell office:value-type="float" office:value="0.943103728840012" calcext:value-type="float">
            <text:p>0,9431037288400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1" calcext:value-type="float">
            <text:p>0,0151</text:p>
          </table:table-cell>
          <table:table-cell office:value-type="float" office:value="1.284" calcext:value-type="float">
            <text:p>1,284</text:p>
          </table:table-cell>
          <table:table-cell office:value-type="float" office:value="0.967934100789036" calcext:value-type="float">
            <text:p>0,967934100789036</text:p>
          </table:table-cell>
          <table:table-cell office:value-type="float" office:value="0.94333128816271" calcext:value-type="float">
            <text:p>0,94333128816271</text:p>
          </table:table-cell>
          <table:table-cell office:value-type="float" office:value="0.87110763437501" calcext:value-type="float">
            <text:p>0,87110763437501</text:p>
          </table:table-cell>
          <table:table-cell office:value-type="float" office:value="0.94092586142317" calcext:value-type="float">
            <text:p>0,940925861423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49" calcext:value-type="float">
            <text:p>0,0149</text:p>
          </table:table-cell>
          <table:table-cell office:value-type="float" office:value="1.265" calcext:value-type="float">
            <text:p>1,265</text:p>
          </table:table-cell>
          <table:table-cell office:value-type="float" office:value="0.968982204948942" calcext:value-type="float">
            <text:p>0,968982204948942</text:p>
          </table:table-cell>
          <table:table-cell office:value-type="float" office:value="0.924887696636785" calcext:value-type="float">
            <text:p>0,924887696636785</text:p>
          </table:table-cell>
          <table:table-cell office:value-type="float" office:value="0.870359699410015" calcext:value-type="float">
            <text:p>0,870359699410015</text:p>
          </table:table-cell>
          <table:table-cell office:value-type="float" office:value="0.941791454350328" calcext:value-type="float">
            <text:p>0,9417914543503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7" calcext:value-type="float">
            <text:p>0,0147</text:p>
          </table:table-cell>
          <table:table-cell office:value-type="float" office:value="1.209" calcext:value-type="float">
            <text:p>1,209</text:p>
          </table:table-cell>
          <table:table-cell office:value-type="float" office:value="0.969825045337279" calcext:value-type="float">
            <text:p>0,969825045337279</text:p>
          </table:table-cell>
          <table:table-cell office:value-type="float" office:value="0.929182395916576" calcext:value-type="float">
            <text:p>0,929182395916576</text:p>
          </table:table-cell>
          <table:table-cell office:value-type="float" office:value="0.874063046249889" calcext:value-type="float">
            <text:p>0,874063046249889</text:p>
          </table:table-cell>
          <table:table-cell office:value-type="float" office:value="0.943386497774307" calcext:value-type="float">
            <text:p>0,9433864977743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45" calcext:value-type="float">
            <text:p>0,0145</text:p>
          </table:table-cell>
          <table:table-cell office:value-type="float" office:value="1.209" calcext:value-type="float">
            <text:p>1,209</text:p>
          </table:table-cell>
          <table:table-cell office:value-type="float" office:value="0.96653905462903" calcext:value-type="float">
            <text:p>0,96653905462903</text:p>
          </table:table-cell>
          <table:table-cell office:value-type="float" office:value="0.908533450379861" calcext:value-type="float">
            <text:p>0,908533450379861</text:p>
          </table:table-cell>
          <table:table-cell office:value-type="float" office:value="0.858581421200543" calcext:value-type="float">
            <text:p>0,858581421200543</text:p>
          </table:table-cell>
          <table:table-cell office:value-type="float" office:value="0.936954493298314" calcext:value-type="float">
            <text:p>0,9369544932983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43" calcext:value-type="float">
            <text:p>0,0143</text:p>
          </table:table-cell>
          <table:table-cell office:value-type="float" office:value="1.161" calcext:value-type="float">
            <text:p>1,161</text:p>
          </table:table-cell>
          <table:table-cell office:value-type="float" office:value="0.972295144518432" calcext:value-type="float">
            <text:p>0,972295144518432</text:p>
          </table:table-cell>
          <table:table-cell office:value-type="float" office:value="0.93353123571097" calcext:value-type="float">
            <text:p>0,93353123571097</text:p>
          </table:table-cell>
          <table:table-cell office:value-type="float" office:value="0.88316908376338" calcext:value-type="float">
            <text:p>0,88316908376338</text:p>
          </table:table-cell>
          <table:table-cell office:value-type="float" office:value="0.947701098460192" calcext:value-type="float">
            <text:p>0,9477010984601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41" calcext:value-type="float">
            <text:p>0,0141</text:p>
          </table:table-cell>
          <table:table-cell office:value-type="float" office:value="1.293" calcext:value-type="float">
            <text:p>1,293</text:p>
          </table:table-cell>
          <table:table-cell office:value-type="float" office:value="0.970690998800038" calcext:value-type="float">
            <text:p>0,970690998800038</text:p>
          </table:table-cell>
          <table:table-cell office:value-type="float" office:value="0.934957056201001" calcext:value-type="float">
            <text:p>0,934957056201001</text:p>
          </table:table-cell>
          <table:table-cell office:value-type="float" office:value="0.878147508688345" calcext:value-type="float">
            <text:p>0,878147508688345</text:p>
          </table:table-cell>
          <table:table-cell office:value-type="float" office:value="0.945085249944423" calcext:value-type="float">
            <text:p>0,9450852499444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39" calcext:value-type="float">
            <text:p>0,0139</text:p>
          </table:table-cell>
          <table:table-cell office:value-type="float" office:value="1.214" calcext:value-type="float">
            <text:p>1,214</text:p>
          </table:table-cell>
          <table:table-cell office:value-type="float" office:value="0.968449522348646" calcext:value-type="float">
            <text:p>0,968449522348646</text:p>
          </table:table-cell>
          <table:table-cell office:value-type="float" office:value="0.941568325886575" calcext:value-type="float">
            <text:p>0,941568325886575</text:p>
          </table:table-cell>
          <table:table-cell office:value-type="float" office:value="0.872349914352884" calcext:value-type="float">
            <text:p>0,872349914352884</text:p>
          </table:table-cell>
          <table:table-cell office:value-type="float" office:value="0.941688116182633" calcext:value-type="float">
            <text:p>0,9416881161826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38" calcext:value-type="float">
            <text:p>0,0138</text:p>
          </table:table-cell>
          <table:table-cell office:value-type="float" office:value="1.201" calcext:value-type="float">
            <text:p>1,201</text:p>
          </table:table-cell>
          <table:table-cell office:value-type="float" office:value="0.972293669215809" calcext:value-type="float">
            <text:p>0,972293669215809</text:p>
          </table:table-cell>
          <table:table-cell office:value-type="float" office:value="0.933764722542745" calcext:value-type="float">
            <text:p>0,933764722542745</text:p>
          </table:table-cell>
          <table:table-cell office:value-type="float" office:value="0.883212718511427" calcext:value-type="float">
            <text:p>0,883212718511427</text:p>
          </table:table-cell>
          <table:table-cell office:value-type="float" office:value="0.947708870355098" calcext:value-type="float">
            <text:p>0,9477088703550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36" calcext:value-type="float">
            <text:p>0,0136</text:p>
          </table:table-cell>
          <table:table-cell office:value-type="float" office:value="1.109" calcext:value-type="float">
            <text:p>1,109</text:p>
          </table:table-cell>
          <table:table-cell office:value-type="float" office:value="0.968112317345856" calcext:value-type="float">
            <text:p>0,968112317345856</text:p>
          </table:table-cell>
          <table:table-cell office:value-type="float" office:value="0.930035250926651" calcext:value-type="float">
            <text:p>0,930035250926651</text:p>
          </table:table-cell>
          <table:table-cell office:value-type="float" office:value="0.86873902691527" calcext:value-type="float">
            <text:p>0,86873902691527</text:p>
          </table:table-cell>
          <table:table-cell office:value-type="float" office:value="0.940608328220142" calcext:value-type="float">
            <text:p>0,9406083282201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34" calcext:value-type="float">
            <text:p>0,0134</text:p>
          </table:table-cell>
          <table:table-cell office:value-type="float" office:value="1.185" calcext:value-type="float">
            <text:p>1,185</text:p>
          </table:table-cell>
          <table:table-cell office:value-type="float" office:value="0.973913453142004" calcext:value-type="float">
            <text:p>0,973913453142004</text:p>
          </table:table-cell>
          <table:table-cell office:value-type="float" office:value="0.932175664665169" calcext:value-type="float">
            <text:p>0,932175664665169</text:p>
          </table:table-cell>
          <table:table-cell office:value-type="float" office:value="0.888391479349122" calcext:value-type="float">
            <text:p>0,888391479349122</text:p>
          </table:table-cell>
          <table:table-cell office:value-type="float" office:value="0.950376047423261" calcext:value-type="float">
            <text:p>0,9503760474232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32" calcext:value-type="float">
            <text:p>0,0132</text:p>
          </table:table-cell>
          <table:table-cell office:value-type="float" office:value="1.116" calcext:value-type="float">
            <text:p>1,116</text:p>
          </table:table-cell>
          <table:table-cell office:value-type="float" office:value="0.972641545574237" calcext:value-type="float">
            <text:p>0,972641545574237</text:p>
          </table:table-cell>
          <table:table-cell office:value-type="float" office:value="0.92928295134408" calcext:value-type="float">
            <text:p>0,92928295134408</text:p>
          </table:table-cell>
          <table:table-cell office:value-type="float" office:value="0.883448131217583" calcext:value-type="float">
            <text:p>0,883448131217583</text:p>
          </table:table-cell>
          <table:table-cell office:value-type="float" office:value="0.948095923283607" calcext:value-type="float">
            <text:p>0,9480959232836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3" calcext:value-type="float">
            <text:p>0,013</text:p>
          </table:table-cell>
          <table:table-cell office:value-type="float" office:value="1.241" calcext:value-type="float">
            <text:p>1,241</text:p>
          </table:table-cell>
          <table:table-cell office:value-type="float" office:value="0.971805983345505" calcext:value-type="float">
            <text:p>0,971805983345505</text:p>
          </table:table-cell>
          <table:table-cell office:value-type="float" office:value="0.931085288898941" calcext:value-type="float">
            <text:p>0,931085288898941</text:p>
          </table:table-cell>
          <table:table-cell office:value-type="float" office:value="0.88101572718608" calcext:value-type="float">
            <text:p>0,88101572718608</text:p>
          </table:table-cell>
          <table:table-cell office:value-type="float" office:value="0.946771970794456" calcext:value-type="float">
            <text:p>0,9467719707944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28" calcext:value-type="float">
            <text:p>0,0128</text:p>
          </table:table-cell>
          <table:table-cell office:value-type="float" office:value="1.145" calcext:value-type="float">
            <text:p>1,145</text:p>
          </table:table-cell>
          <table:table-cell office:value-type="float" office:value="0.963813531387137" calcext:value-type="float">
            <text:p>0,963813531387137</text:p>
          </table:table-cell>
          <table:table-cell office:value-type="float" office:value="0.949543367996044" calcext:value-type="float">
            <text:p>0,949543367996044</text:p>
          </table:table-cell>
          <table:table-cell office:value-type="float" office:value="0.859933543864147" calcext:value-type="float">
            <text:p>0,859933543864147</text:p>
          </table:table-cell>
          <table:table-cell office:value-type="float" office:value="0.934581849429463" calcext:value-type="float">
            <text:p>0,9345818494294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26" calcext:value-type="float">
            <text:p>0,0126</text:p>
          </table:table-cell>
          <table:table-cell office:value-type="float" office:value="1.205" calcext:value-type="float">
            <text:p>1,205</text:p>
          </table:table-cell>
          <table:table-cell office:value-type="float" office:value="0.965558666859505" calcext:value-type="float">
            <text:p>0,965558666859505</text:p>
          </table:table-cell>
          <table:table-cell office:value-type="float" office:value="0.94208392650056" calcext:value-type="float">
            <text:p>0,94208392650056</text:p>
          </table:table-cell>
          <table:table-cell office:value-type="float" office:value="0.863506338660708" calcext:value-type="float">
            <text:p>0,863506338660708</text:p>
          </table:table-cell>
          <table:table-cell office:value-type="float" office:value="0.937030146734729" calcext:value-type="float">
            <text:p>0,9370301467347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24" calcext:value-type="float">
            <text:p>0,0124</text:p>
          </table:table-cell>
          <table:table-cell office:value-type="float" office:value="1.14" calcext:value-type="float">
            <text:p>1,14</text:p>
          </table:table-cell>
          <table:table-cell office:value-type="float" office:value="0.972241984447261" calcext:value-type="float">
            <text:p>0,972241984447261</text:p>
          </table:table-cell>
          <table:table-cell office:value-type="float" office:value="0.914375458648858" calcext:value-type="float">
            <text:p>0,914375458648858</text:p>
          </table:table-cell>
          <table:table-cell office:value-type="float" office:value="0.878826192436669" calcext:value-type="float">
            <text:p>0,878826192436669</text:p>
          </table:table-cell>
          <table:table-cell office:value-type="float" office:value="0.946726230054624" calcext:value-type="float">
            <text:p>0,9467262300546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22" calcext:value-type="float">
            <text:p>0,0122</text:p>
          </table:table-cell>
          <table:table-cell office:value-type="float" office:value="1.136" calcext:value-type="float">
            <text:p>1,136</text:p>
          </table:table-cell>
          <table:table-cell office:value-type="float" office:value="0.96971803672038" calcext:value-type="float">
            <text:p>0,96971803672038</text:p>
          </table:table-cell>
          <table:table-cell office:value-type="float" office:value="0.931246183057699" calcext:value-type="float">
            <text:p>0,931246183057699</text:p>
          </table:table-cell>
          <table:table-cell office:value-type="float" office:value="0.874170097974591" calcext:value-type="float">
            <text:p>0,874170097974591</text:p>
          </table:table-cell>
          <table:table-cell office:value-type="float" office:value="0.943305106101453" calcext:value-type="float">
            <text:p>0,9433051061014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21" calcext:value-type="float">
            <text:p>0,0121</text:p>
          </table:table-cell>
          <table:table-cell office:value-type="float" office:value="1.196" calcext:value-type="float">
            <text:p>1,196</text:p>
          </table:table-cell>
          <table:table-cell office:value-type="float" office:value="0.967988195218534" calcext:value-type="float">
            <text:p>0,967988195218534</text:p>
          </table:table-cell>
          <table:table-cell office:value-type="float" office:value="0.942557714738729" calcext:value-type="float">
            <text:p>0,942557714738729</text:p>
          </table:table-cell>
          <table:table-cell office:value-type="float" office:value="0.871110840473486" calcext:value-type="float">
            <text:p>0,871110840473486</text:p>
          </table:table-cell>
          <table:table-cell office:value-type="float" office:value="0.940979622901036" calcext:value-type="float">
            <text:p>0,9409796229010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19" calcext:value-type="float">
            <text:p>0,0119</text:p>
          </table:table-cell>
          <table:table-cell office:value-type="float" office:value="1.177" calcext:value-type="float">
            <text:p>1,177</text:p>
          </table:table-cell>
          <table:table-cell office:value-type="float" office:value="0.971982970483473" calcext:value-type="float">
            <text:p>0,971982970483473</text:p>
          </table:table-cell>
          <table:table-cell office:value-type="float" office:value="0.92254958745191" calcext:value-type="float">
            <text:p>0,92254958745191</text:p>
          </table:table-cell>
          <table:table-cell office:value-type="float" office:value="0.879767844246786" calcext:value-type="float">
            <text:p>0,879767844246786</text:p>
          </table:table-cell>
          <table:table-cell office:value-type="float" office:value="0.946678575959908" calcext:value-type="float">
            <text:p>0,9466785759599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17" calcext:value-type="float">
            <text:p>0,0117</text:p>
          </table:table-cell>
          <table:table-cell office:value-type="float" office:value="1.138" calcext:value-type="float">
            <text:p>1,138</text:p>
          </table:table-cell>
          <table:table-cell office:value-type="float" office:value="0.972572009643955" calcext:value-type="float">
            <text:p>0,972572009643955</text:p>
          </table:table-cell>
          <table:table-cell office:value-type="float" office:value="0.93873717119407" calcext:value-type="float">
            <text:p>0,93873717119407</text:p>
          </table:table-cell>
          <table:table-cell office:value-type="float" office:value="0.885166715930293" calcext:value-type="float">
            <text:p>0,885166715930293</text:p>
          </table:table-cell>
          <table:table-cell office:value-type="float" office:value="0.9483911628128" calcext:value-type="float">
            <text:p>0,94839116281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15" calcext:value-type="float">
            <text:p>0,0115</text:p>
          </table:table-cell>
          <table:table-cell office:value-type="float" office:value="1.093" calcext:value-type="float">
            <text:p>1,093</text:p>
          </table:table-cell>
          <table:table-cell office:value-type="float" office:value="0.971000369760014" calcext:value-type="float">
            <text:p>0,971000369760014</text:p>
          </table:table-cell>
          <table:table-cell office:value-type="float" office:value="0.946196540363712" calcext:value-type="float">
            <text:p>0,946196540363712</text:p>
          </table:table-cell>
          <table:table-cell office:value-type="float" office:value="0.881488388531176" calcext:value-type="float">
            <text:p>0,881488388531176</text:p>
          </table:table-cell>
          <table:table-cell office:value-type="float" office:value="0.946084987151925" calcext:value-type="float">
            <text:p>0,9460849871519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13" calcext:value-type="float">
            <text:p>0,0113</text:p>
          </table:table-cell>
          <table:table-cell office:value-type="float" office:value="1.128" calcext:value-type="float">
            <text:p>1,128</text:p>
          </table:table-cell>
          <table:table-cell office:value-type="float" office:value="0.97381564057812" calcext:value-type="float">
            <text:p>0,97381564057812</text:p>
          </table:table-cell>
          <table:table-cell office:value-type="float" office:value="0.919671579692297" calcext:value-type="float">
            <text:p>0,919671579692297</text:p>
          </table:table-cell>
          <table:table-cell office:value-type="float" office:value="0.885441284991541" calcext:value-type="float">
            <text:p>0,885441284991541</text:p>
          </table:table-cell>
          <table:table-cell office:value-type="float" office:value="0.949652385362677" calcext:value-type="float">
            <text:p>0,9496523853626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11" calcext:value-type="float">
            <text:p>0,0111</text:p>
          </table:table-cell>
          <table:table-cell office:value-type="float" office:value="1.217" calcext:value-type="float">
            <text:p>1,217</text:p>
          </table:table-cell>
          <table:table-cell office:value-type="float" office:value="0.971291791204747" calcext:value-type="float">
            <text:p>0,971291791204747</text:p>
          </table:table-cell>
          <table:table-cell office:value-type="float" office:value="0.939308188777491" calcext:value-type="float">
            <text:p>0,939308188777491</text:p>
          </table:table-cell>
          <table:table-cell office:value-type="float" office:value="0.881033556625378" calcext:value-type="float">
            <text:p>0,881033556625378</text:p>
          </table:table-cell>
          <table:table-cell office:value-type="float" office:value="0.946275431421623" calcext:value-type="float">
            <text:p>0,9462754314216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09" calcext:value-type="float">
            <text:p>0,0109</text:p>
          </table:table-cell>
          <table:table-cell office:value-type="float" office:value="1.143" calcext:value-type="float">
            <text:p>1,143</text:p>
          </table:table-cell>
          <table:table-cell office:value-type="float" office:value="0.973113052292446" calcext:value-type="float">
            <text:p>0,973113052292446</text:p>
          </table:table-cell>
          <table:table-cell office:value-type="float" office:value="0.93548345386347" calcext:value-type="float">
            <text:p>0,93548345386347</text:p>
          </table:table-cell>
          <table:table-cell office:value-type="float" office:value="0.88632973434786" calcext:value-type="float">
            <text:p>0,88632973434786</text:p>
          </table:table-cell>
          <table:table-cell office:value-type="float" office:value="0.94916282967429" calcext:value-type="float">
            <text:p>0,949162829674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07" calcext:value-type="float">
            <text:p>0,0107</text:p>
          </table:table-cell>
          <table:table-cell office:value-type="float" office:value="1.071" calcext:value-type="float">
            <text:p>1,071</text:p>
          </table:table-cell>
          <table:table-cell office:value-type="float" office:value="0.974480559470162" calcext:value-type="float">
            <text:p>0,974480559470162</text:p>
          </table:table-cell>
          <table:table-cell office:value-type="float" office:value="0.931618957746504" calcext:value-type="float">
            <text:p>0,931618957746504</text:p>
          </table:table-cell>
          <table:table-cell office:value-type="float" office:value="0.890239484706302" calcext:value-type="float">
            <text:p>0,890239484706302</text:p>
          </table:table-cell>
          <table:table-cell office:value-type="float" office:value="0.95131795010777" calcext:value-type="float">
            <text:p>0,951317950107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05" calcext:value-type="float">
            <text:p>0,0105</text:p>
          </table:table-cell>
          <table:table-cell office:value-type="float" office:value="1.156" calcext:value-type="float">
            <text:p>1,156</text:p>
          </table:table-cell>
          <table:table-cell office:value-type="float" office:value="0.97423521664401" calcext:value-type="float">
            <text:p>0,97423521664401</text:p>
          </table:table-cell>
          <table:table-cell office:value-type="float" office:value="0.93137923411795" calcext:value-type="float">
            <text:p>0,93137923411795</text:p>
          </table:table-cell>
          <table:table-cell office:value-type="float" office:value="0.889340636064228" calcext:value-type="float">
            <text:p>0,889340636064228</text:p>
          </table:table-cell>
          <table:table-cell office:value-type="float" office:value="0.950889297652985" calcext:value-type="float">
            <text:p>0,9508892976529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03" calcext:value-type="float">
            <text:p>0,0103</text:p>
          </table:table-cell>
          <table:table-cell office:value-type="float" office:value="1.138" calcext:value-type="float">
            <text:p>1,138</text:p>
          </table:table-cell>
          <table:table-cell office:value-type="float" office:value="0.97194205542407" calcext:value-type="float">
            <text:p>0,97194205542407</text:p>
          </table:table-cell>
          <table:table-cell office:value-type="float" office:value="0.931996055059508" calcext:value-type="float">
            <text:p>0,931996055059508</text:p>
          </table:table-cell>
          <table:table-cell office:value-type="float" office:value="0.881663693655554" calcext:value-type="float">
            <text:p>0,881663693655554</text:p>
          </table:table-cell>
          <table:table-cell office:value-type="float" office:value="0.947040718898475" calcext:value-type="float">
            <text:p>0,9470407188984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01" calcext:value-type="float">
            <text:p>0,0101</text:p>
          </table:table-cell>
          <table:table-cell office:value-type="float" office:value="1.007" calcext:value-type="float">
            <text:p>1,007</text:p>
          </table:table-cell>
          <table:table-cell office:value-type="float" office:value="0.9738628994388" calcext:value-type="float">
            <text:p>0,9738628994388</text:p>
          </table:table-cell>
          <table:table-cell office:value-type="float" office:value="0.925634809942233" calcext:value-type="float">
            <text:p>0,925634809942233</text:p>
          </table:table-cell>
          <table:table-cell office:value-type="float" office:value="0.88686973132506" calcext:value-type="float">
            <text:p>0,88686973132506</text:p>
          </table:table-cell>
          <table:table-cell office:value-type="float" office:value="0.950003340311911" calcext:value-type="float">
            <text:p>0,9500033403119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99" calcext:value-type="float">
            <text:p>0,0099</text:p>
          </table:table-cell>
          <table:table-cell office:value-type="float" office:value="1.104" calcext:value-type="float">
            <text:p>1,104</text:p>
          </table:table-cell>
          <table:table-cell office:value-type="float" office:value="0.973689502203881" calcext:value-type="float">
            <text:p>0,973689502203881</text:p>
          </table:table-cell>
          <table:table-cell office:value-type="float" office:value="0.931632519941048" calcext:value-type="float">
            <text:p>0,931632519941048</text:p>
          </table:table-cell>
          <table:table-cell office:value-type="float" office:value="0.887511139974655" calcext:value-type="float">
            <text:p>0,887511139974655</text:p>
          </table:table-cell>
          <table:table-cell office:value-type="float" office:value="0.949972251779697" calcext:value-type="float">
            <text:p>0,9499722517796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97" calcext:value-type="float">
            <text:p>0,0097</text:p>
          </table:table-cell>
          <table:table-cell office:value-type="float" office:value="1.125" calcext:value-type="float">
            <text:p>1,125</text:p>
          </table:table-cell>
          <table:table-cell office:value-type="float" office:value="0.972251328030538" calcext:value-type="float">
            <text:p>0,972251328030538</text:p>
          </table:table-cell>
          <table:table-cell office:value-type="float" office:value="0.933076349201946" calcext:value-type="float">
            <text:p>0,933076349201946</text:p>
          </table:table-cell>
          <table:table-cell office:value-type="float" office:value="0.882927131130863" calcext:value-type="float">
            <text:p>0,882927131130863</text:p>
          </table:table-cell>
          <table:table-cell office:value-type="float" office:value="0.947607501211873" calcext:value-type="float">
            <text:p>0,9476075012118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0398298759698" calcext:value-type="float">
            <text:p>0,970398298759698</text:p>
          </table:table-cell>
          <table:table-cell office:value-type="float" office:value="0.923596426663984" calcext:value-type="float">
            <text:p>0,923596426663984</text:p>
          </table:table-cell>
          <table:table-cell office:value-type="float" office:value="0.87469908600443" calcext:value-type="float">
            <text:p>0,87469908600443</text:p>
          </table:table-cell>
          <table:table-cell office:value-type="float" office:value="0.944075248914491" calcext:value-type="float">
            <text:p>0,9440752489144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94" calcext:value-type="float">
            <text:p>0,0094</text:p>
          </table:table-cell>
          <table:table-cell office:value-type="float" office:value="1.108" calcext:value-type="float">
            <text:p>1,108</text:p>
          </table:table-cell>
          <table:table-cell office:value-type="float" office:value="0.974737163773" calcext:value-type="float">
            <text:p>0,974737163773</text:p>
          </table:table-cell>
          <table:table-cell office:value-type="float" office:value="0.923011517565869" calcext:value-type="float">
            <text:p>0,923011517565869</text:p>
          </table:table-cell>
          <table:table-cell office:value-type="float" office:value="0.889378305013815" calcext:value-type="float">
            <text:p>0,889378305013815</text:p>
          </table:table-cell>
          <table:table-cell office:value-type="float" office:value="0.951381632272358" calcext:value-type="float">
            <text:p>0,9513816322723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92" calcext:value-type="float">
            <text:p>0,0092</text:p>
          </table:table-cell>
          <table:table-cell office:value-type="float" office:value="1.128" calcext:value-type="float">
            <text:p>1,128</text:p>
          </table:table-cell>
          <table:table-cell office:value-type="float" office:value="0.972266769531322" calcext:value-type="float">
            <text:p>0,972266769531322</text:p>
          </table:table-cell>
          <table:table-cell office:value-type="float" office:value="0.938221429711584" calcext:value-type="float">
            <text:p>0,938221429711584</text:p>
          </table:table-cell>
          <table:table-cell office:value-type="float" office:value="0.884041017625597" calcext:value-type="float">
            <text:p>0,884041017625597</text:p>
          </table:table-cell>
          <table:table-cell office:value-type="float" office:value="0.947857067661027" calcext:value-type="float">
            <text:p>0,9478570676610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,009</text:p>
          </table:table-cell>
          <table:table-cell office:value-type="float" office:value="1.104" calcext:value-type="float">
            <text:p>1,104</text:p>
          </table:table-cell>
          <table:table-cell office:value-type="float" office:value="0.970252292976807" calcext:value-type="float">
            <text:p>0,970252292976807</text:p>
          </table:table-cell>
          <table:table-cell office:value-type="float" office:value="0.933680796684764" calcext:value-type="float">
            <text:p>0,933680796684764</text:p>
          </table:table-cell>
          <table:table-cell office:value-type="float" office:value="0.876439253803542" calcext:value-type="float">
            <text:p>0,876439253803542</text:p>
          </table:table-cell>
          <table:table-cell office:value-type="float" office:value="0.944300218001808" calcext:value-type="float">
            <text:p>0,9443002180018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88" calcext:value-type="float">
            <text:p>0,0088</text:p>
          </table:table-cell>
          <table:table-cell office:value-type="float" office:value="1.021" calcext:value-type="float">
            <text:p>1,021</text:p>
          </table:table-cell>
          <table:table-cell office:value-type="float" office:value="0.973697173777519" calcext:value-type="float">
            <text:p>0,973697173777519</text:p>
          </table:table-cell>
          <table:table-cell office:value-type="float" office:value="0.932123828980898" calcext:value-type="float">
            <text:p>0,932123828980898</text:p>
          </table:table-cell>
          <table:table-cell office:value-type="float" office:value="0.887637731451843" calcext:value-type="float">
            <text:p>0,887637731451843</text:p>
          </table:table-cell>
          <table:table-cell office:value-type="float" office:value="0.950006542596463" calcext:value-type="float">
            <text:p>0,9500065425964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86" calcext:value-type="float">
            <text:p>0,0086</text:p>
          </table:table-cell>
          <table:table-cell office:value-type="float" office:value="1.133" calcext:value-type="float">
            <text:p>1,133</text:p>
          </table:table-cell>
          <table:table-cell office:value-type="float" office:value="0.972614498359488" calcext:value-type="float">
            <text:p>0,972614498359488</text:p>
          </table:table-cell>
          <table:table-cell office:value-type="float" office:value="0.945374704935794" calcext:value-type="float">
            <text:p>0,945374704935794</text:p>
          </table:table-cell>
          <table:table-cell office:value-type="float" office:value="0.886633341047995" calcext:value-type="float">
            <text:p>0,886633341047995</text:p>
          </table:table-cell>
          <table:table-cell office:value-type="float" office:value="0.948740103401462" calcext:value-type="float">
            <text:p>0,9487401034014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84" calcext:value-type="float">
            <text:p>0,0084</text:p>
          </table:table-cell>
          <table:table-cell office:value-type="float" office:value="1.07" calcext:value-type="float">
            <text:p>1,07</text:p>
          </table:table-cell>
          <table:table-cell office:value-type="float" office:value="0.972726227944779" calcext:value-type="float">
            <text:p>0,972726227944779</text:p>
          </table:table-cell>
          <table:table-cell office:value-type="float" office:value="0.935337046485959" calcext:value-type="float">
            <text:p>0,935337046485959</text:p>
          </table:table-cell>
          <table:table-cell office:value-type="float" office:value="0.884992390818574" calcext:value-type="float">
            <text:p>0,884992390818574</text:p>
          </table:table-cell>
          <table:table-cell office:value-type="float" office:value="0.948504584203511" calcext:value-type="float">
            <text:p>0,9485045842035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82" calcext:value-type="float">
            <text:p>0,0082</text:p>
          </table:table-cell>
          <table:table-cell office:value-type="float" office:value="1.091" calcext:value-type="float">
            <text:p>1,091</text:p>
          </table:table-cell>
          <table:table-cell office:value-type="float" office:value="0.972545306666484" calcext:value-type="float">
            <text:p>0,972545306666484</text:p>
          </table:table-cell>
          <table:table-cell office:value-type="float" office:value="0.942379306004994" calcext:value-type="float">
            <text:p>0,942379306004994</text:p>
          </table:table-cell>
          <table:table-cell office:value-type="float" office:value="0.885809504763365" calcext:value-type="float">
            <text:p>0,885809504763365</text:p>
          </table:table-cell>
          <table:table-cell office:value-type="float" office:value="0.94849999257167" calcext:value-type="float">
            <text:p>0,948499992571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8" calcext:value-type="float">
            <text:p>0,008</text:p>
          </table:table-cell>
          <table:table-cell office:value-type="float" office:value="1.112" calcext:value-type="float">
            <text:p>1,112</text:p>
          </table:table-cell>
          <table:table-cell office:value-type="float" office:value="0.975142232696434" calcext:value-type="float">
            <text:p>0,975142232696434</text:p>
          </table:table-cell>
          <table:table-cell office:value-type="float" office:value="0.931109032619146" calcext:value-type="float">
            <text:p>0,931109032619146</text:p>
          </table:table-cell>
          <table:table-cell office:value-type="float" office:value="0.89244700001094" calcext:value-type="float">
            <text:p>0,89244700001094</text:p>
          </table:table-cell>
          <table:table-cell office:value-type="float" office:value="0.952428323726721" calcext:value-type="float">
            <text:p>0,9524283237267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78" calcext:value-type="float">
            <text:p>0,0078</text:p>
          </table:table-cell>
          <table:table-cell office:value-type="float" office:value="1.108" calcext:value-type="float">
            <text:p>1,108</text:p>
          </table:table-cell>
          <table:table-cell office:value-type="float" office:value="0.97535251249692" calcext:value-type="float">
            <text:p>0,97535251249692</text:p>
          </table:table-cell>
          <table:table-cell office:value-type="float" office:value="0.939921196959044" calcext:value-type="float">
            <text:p>0,939921196959044</text:p>
          </table:table-cell>
          <table:table-cell office:value-type="float" office:value="0.894893728450831" calcext:value-type="float">
            <text:p>0,894893728450831</text:p>
          </table:table-cell>
          <table:table-cell office:value-type="float" office:value="0.953152324165951" calcext:value-type="float">
            <text:p>0,9531523241659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76" calcext:value-type="float">
            <text:p>0,0076</text:p>
          </table:table-cell>
          <table:table-cell office:value-type="float" office:value="1.043" calcext:value-type="float">
            <text:p>1,043</text:p>
          </table:table-cell>
          <table:table-cell office:value-type="float" office:value="0.97299320854273" calcext:value-type="float">
            <text:p>0,97299320854273</text:p>
          </table:table-cell>
          <table:table-cell office:value-type="float" office:value="0.946583600035536" calcext:value-type="float">
            <text:p>0,946583600035536</text:p>
          </table:table-cell>
          <table:table-cell office:value-type="float" office:value="0.88813198662809" calcext:value-type="float">
            <text:p>0,88813198662809</text:p>
          </table:table-cell>
          <table:table-cell office:value-type="float" office:value="0.949424505275736" calcext:value-type="float">
            <text:p>0,9494245052757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74" calcext:value-type="float">
            <text:p>0,0074</text:p>
          </table:table-cell>
          <table:table-cell office:value-type="float" office:value="1.013" calcext:value-type="float">
            <text:p>1,013</text:p>
          </table:table-cell>
          <table:table-cell office:value-type="float" office:value="0.975368199881474" calcext:value-type="float">
            <text:p>0,975368199881474</text:p>
          </table:table-cell>
          <table:table-cell office:value-type="float" office:value="0.941127238436484" calcext:value-type="float">
            <text:p>0,941127238436484</text:p>
          </table:table-cell>
          <table:table-cell office:value-type="float" office:value="0.895176877457758" calcext:value-type="float">
            <text:p>0,895176877457758</text:p>
          </table:table-cell>
          <table:table-cell office:value-type="float" office:value="0.953227543189053" calcext:value-type="float">
            <text:p>0,9532275431890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72" calcext:value-type="float">
            <text:p>0,0072</text:p>
          </table:table-cell>
          <table:table-cell office:value-type="float" office:value="1.115" calcext:value-type="float">
            <text:p>1,115</text:p>
          </table:table-cell>
          <table:table-cell office:value-type="float" office:value="0.974157025605008" calcext:value-type="float">
            <text:p>0,974157025605008</text:p>
          </table:table-cell>
          <table:table-cell office:value-type="float" office:value="0.940178817648057" calcext:value-type="float">
            <text:p>0,940178817648057</text:p>
          </table:table-cell>
          <table:table-cell office:value-type="float" office:value="0.890818803787971" calcext:value-type="float">
            <text:p>0,890818803787971</text:p>
          </table:table-cell>
          <table:table-cell office:value-type="float" office:value="0.951126413882362" calcext:value-type="float">
            <text:p>0,9511264138823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7" calcext:value-type="float">
            <text:p>0,007</text:p>
          </table:table-cell>
          <table:table-cell office:value-type="float" office:value="1.151" calcext:value-type="float">
            <text:p>1,151</text:p>
          </table:table-cell>
          <table:table-cell office:value-type="float" office:value="0.974272836860889" calcext:value-type="float">
            <text:p>0,974272836860889</text:p>
          </table:table-cell>
          <table:table-cell office:value-type="float" office:value="0.939908601490675" calcext:value-type="float">
            <text:p>0,939908601490675</text:p>
          </table:table-cell>
          <table:table-cell office:value-type="float" office:value="0.891162657393098" calcext:value-type="float">
            <text:p>0,891162657393098</text:p>
          </table:table-cell>
          <table:table-cell office:value-type="float" office:value="0.951311839570067" calcext:value-type="float">
            <text:p>0,9513118395700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68" calcext:value-type="float">
            <text:p>0,0068</text:p>
          </table:table-cell>
          <table:table-cell office:value-type="float" office:value="1.043" calcext:value-type="float">
            <text:p>1,043</text:p>
          </table:table-cell>
          <table:table-cell office:value-type="float" office:value="0.973024042367544" calcext:value-type="float">
            <text:p>0,973024042367544</text:p>
          </table:table-cell>
          <table:table-cell office:value-type="float" office:value="0.942819484472255" calcext:value-type="float">
            <text:p>0,942819484472255</text:p>
          </table:table-cell>
          <table:table-cell office:value-type="float" office:value="0.887498406425026" calcext:value-type="float">
            <text:p>0,887498406425026</text:p>
          </table:table-cell>
          <table:table-cell office:value-type="float" office:value="0.949322023108662" calcext:value-type="float">
            <text:p>0,9493220231086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66" calcext:value-type="float">
            <text:p>0,0066</text:p>
          </table:table-cell>
          <table:table-cell office:value-type="float" office:value="1.084" calcext:value-type="float">
            <text:p>1,084</text:p>
          </table:table-cell>
          <table:table-cell office:value-type="float" office:value="0.972655757656169" calcext:value-type="float">
            <text:p>0,972655757656169</text:p>
          </table:table-cell>
          <table:table-cell office:value-type="float" office:value="0.950610689644011" calcext:value-type="float">
            <text:p>0,950610689644011</text:p>
          </table:table-cell>
          <table:table-cell office:value-type="float" office:value="0.887788427972222" calcext:value-type="float">
            <text:p>0,887788427972222</text:p>
          </table:table-cell>
          <table:table-cell office:value-type="float" office:value="0.949021473658507" calcext:value-type="float">
            <text:p>0,9490214736585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64" calcext:value-type="float">
            <text:p>0,0064</text:p>
          </table:table-cell>
          <table:table-cell office:value-type="float" office:value="1.073" calcext:value-type="float">
            <text:p>1,073</text:p>
          </table:table-cell>
          <table:table-cell office:value-type="float" office:value="0.975790923259626" calcext:value-type="float">
            <text:p>0,975790923259626</text:p>
          </table:table-cell>
          <table:table-cell office:value-type="float" office:value="0.925948681253461" calcext:value-type="float">
            <text:p>0,925948681253461</text:p>
          </table:table-cell>
          <table:table-cell office:value-type="float" office:value="0.893712289304834" calcext:value-type="float">
            <text:p>0,893712289304834</text:p>
          </table:table-cell>
          <table:table-cell office:value-type="float" office:value="0.953324953225221" calcext:value-type="float">
            <text:p>0,9533249532252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86" calcext:value-type="float">
            <text:p>1,086</text:p>
          </table:table-cell>
          <table:table-cell office:value-type="float" office:value="0.973808264065007" calcext:value-type="float">
            <text:p>0,973808264065007</text:p>
          </table:table-cell>
          <table:table-cell office:value-type="float" office:value="0.930547936314222" calcext:value-type="float">
            <text:p>0,930547936314222</text:p>
          </table:table-cell>
          <table:table-cell office:value-type="float" office:value="0.887697583953004" calcext:value-type="float">
            <text:p>0,887697583953004</text:p>
          </table:table-cell>
          <table:table-cell office:value-type="float" office:value="0.950126830694372" calcext:value-type="float">
            <text:p>0,9501268306943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59" calcext:value-type="float">
            <text:p>0,0059</text:p>
          </table:table-cell>
          <table:table-cell office:value-type="float" office:value="1.017" calcext:value-type="float">
            <text:p>1,017</text:p>
          </table:table-cell>
          <table:table-cell office:value-type="float" office:value="0.972253442630964" calcext:value-type="float">
            <text:p>0,972253442630964</text:p>
          </table:table-cell>
          <table:table-cell office:value-type="float" office:value="0.947172111457262" calcext:value-type="float">
            <text:p>0,947172111457262</text:p>
          </table:table-cell>
          <table:table-cell office:value-type="float" office:value="0.885789779120283" calcext:value-type="float">
            <text:p>0,885789779120283</text:p>
          </table:table-cell>
          <table:table-cell office:value-type="float" office:value="0.948209997109484" calcext:value-type="float">
            <text:p>0,9482099971094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57" calcext:value-type="float">
            <text:p>0,0057</text:p>
          </table:table-cell>
          <table:table-cell office:value-type="float" office:value="1.042" calcext:value-type="float">
            <text:p>1,042</text:p>
          </table:table-cell>
          <table:table-cell office:value-type="float" office:value="0.972823548741122" calcext:value-type="float">
            <text:p>0,972823548741122</text:p>
          </table:table-cell>
          <table:table-cell office:value-type="float" office:value="0.941848905506294" calcext:value-type="float">
            <text:p>0,941848905506294</text:p>
          </table:table-cell>
          <table:table-cell office:value-type="float" office:value="0.886633931270789" calcext:value-type="float">
            <text:p>0,886633931270789</text:p>
          </table:table-cell>
          <table:table-cell office:value-type="float" office:value="0.948944750776921" calcext:value-type="float">
            <text:p>0,9489447507769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55" calcext:value-type="float">
            <text:p>0,0055</text:p>
          </table:table-cell>
          <table:table-cell office:value-type="float" office:value="1.113" calcext:value-type="float">
            <text:p>1,113</text:p>
          </table:table-cell>
          <table:table-cell office:value-type="float" office:value="0.969818652359247" calcext:value-type="float">
            <text:p>0,969818652359247</text:p>
          </table:table-cell>
          <table:table-cell office:value-type="float" office:value="0.945302159151133" calcext:value-type="float">
            <text:p>0,945302159151133</text:p>
          </table:table-cell>
          <table:table-cell office:value-type="float" office:value="0.877491625961628" calcext:value-type="float">
            <text:p>0,877491625961628</text:p>
          </table:table-cell>
          <table:table-cell office:value-type="float" office:value="0.944095697107572" calcext:value-type="float">
            <text:p>0,9440956971075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53" calcext:value-type="float">
            <text:p>0,0053</text:p>
          </table:table-cell>
          <table:table-cell office:value-type="float" office:value="1.048" calcext:value-type="float">
            <text:p>1,048</text:p>
          </table:table-cell>
          <table:table-cell office:value-type="float" office:value="0.97295052312018" calcext:value-type="float">
            <text:p>0,97295052312018</text:p>
          </table:table-cell>
          <table:table-cell office:value-type="float" office:value="0.942358240254643" calcext:value-type="float">
            <text:p>0,942358240254643</text:p>
          </table:table-cell>
          <table:table-cell office:value-type="float" office:value="0.887160616184154" calcext:value-type="float">
            <text:p>0,887160616184154</text:p>
          </table:table-cell>
          <table:table-cell office:value-type="float" office:value="0.949179309771224" calcext:value-type="float">
            <text:p>0,9491793097712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51" calcext:value-type="float">
            <text:p>0,0051</text:p>
          </table:table-cell>
          <table:table-cell office:value-type="float" office:value="1.057" calcext:value-type="float">
            <text:p>1,057</text:p>
          </table:table-cell>
          <table:table-cell office:value-type="float" office:value="0.976517952392083" calcext:value-type="float">
            <text:p>0,976517952392083</text:p>
          </table:table-cell>
          <table:table-cell office:value-type="float" office:value="0.941362223611269" calcext:value-type="float">
            <text:p>0,941362223611269</text:p>
          </table:table-cell>
          <table:table-cell office:value-type="float" office:value="0.899249634228502" calcext:value-type="float">
            <text:p>0,899249634228502</text:p>
          </table:table-cell>
          <table:table-cell office:value-type="float" office:value="0.955210654717265" calcext:value-type="float">
            <text:p>0,9552106547172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49" calcext:value-type="float">
            <text:p>0,0049</text:p>
          </table:table-cell>
          <table:table-cell office:value-type="float" office:value="1.031" calcext:value-type="float">
            <text:p>1,031</text:p>
          </table:table-cell>
          <table:table-cell office:value-type="float" office:value="0.975958763521333" calcext:value-type="float">
            <text:p>0,975958763521333</text:p>
          </table:table-cell>
          <table:table-cell office:value-type="float" office:value="0.930004116994227" calcext:value-type="float">
            <text:p>0,930004116994227</text:p>
          </table:table-cell>
          <table:table-cell office:value-type="float" office:value="0.895113016513695" calcext:value-type="float">
            <text:p>0,895113016513695</text:p>
          </table:table-cell>
          <table:table-cell office:value-type="float" office:value="0.953786854965505" calcext:value-type="float">
            <text:p>0,9537868549655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993" calcext:value-type="float">
            <text:p>0,993</text:p>
          </table:table-cell>
          <table:table-cell office:value-type="float" office:value="0.976114555478288" calcext:value-type="float">
            <text:p>0,976114555478288</text:p>
          </table:table-cell>
          <table:table-cell office:value-type="float" office:value="0.941588254836937" calcext:value-type="float">
            <text:p>0,941588254836937</text:p>
          </table:table-cell>
          <table:table-cell office:value-type="float" office:value="0.897870548001534" calcext:value-type="float">
            <text:p>0,897870548001534</text:p>
          </table:table-cell>
          <table:table-cell office:value-type="float" office:value="0.954525211593228" calcext:value-type="float">
            <text:p>0,9545252115932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992" calcext:value-type="float">
            <text:p>0,992</text:p>
          </table:table-cell>
          <table:table-cell office:value-type="float" office:value="0.975244176107661" calcext:value-type="float">
            <text:p>0,975244176107661</text:p>
          </table:table-cell>
          <table:table-cell office:value-type="float" office:value="0.93015251272329" calcext:value-type="float">
            <text:p>0,93015251272329</text:p>
          </table:table-cell>
          <table:table-cell office:value-type="float" office:value="0.892615018973286" calcext:value-type="float">
            <text:p>0,892615018973286</text:p>
          </table:table-cell>
          <table:table-cell office:value-type="float" office:value="0.952562726998163" calcext:value-type="float">
            <text:p>0,9525627269981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43" calcext:value-type="float">
            <text:p>0,0043</text:p>
          </table:table-cell>
          <table:table-cell office:value-type="float" office:value="1.012" calcext:value-type="float">
            <text:p>1,012</text:p>
          </table:table-cell>
          <table:table-cell office:value-type="float" office:value="0.975089564392804" calcext:value-type="float">
            <text:p>0,975089564392804</text:p>
          </table:table-cell>
          <table:table-cell office:value-type="float" office:value="0.946377290493516" calcext:value-type="float">
            <text:p>0,946377290493516</text:p>
          </table:table-cell>
          <table:table-cell office:value-type="float" office:value="0.895197618763639" calcext:value-type="float">
            <text:p>0,895197618763639</text:p>
          </table:table-cell>
          <table:table-cell office:value-type="float" office:value="0.952959832415296" calcext:value-type="float">
            <text:p>0,9529598324152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41" calcext:value-type="float">
            <text:p>0,0041</text:p>
          </table:table-cell>
          <table:table-cell office:value-type="float" office:value="1.012" calcext:value-type="float">
            <text:p>1,012</text:p>
          </table:table-cell>
          <table:table-cell office:value-type="float" office:value="0.974451348478233" calcext:value-type="float">
            <text:p>0,974451348478233</text:p>
          </table:table-cell>
          <table:table-cell office:value-type="float" office:value="0.948200678657046" calcext:value-type="float">
            <text:p>0,948200678657046</text:p>
          </table:table-cell>
          <table:table-cell office:value-type="float" office:value="0.893354795842588" calcext:value-type="float">
            <text:p>0,893354795842588</text:p>
          </table:table-cell>
          <table:table-cell office:value-type="float" office:value="0.951947555661475" calcext:value-type="float">
            <text:p>0,9519475556614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996" calcext:value-type="float">
            <text:p>0,996</text:p>
          </table:table-cell>
          <table:table-cell office:value-type="float" office:value="0.975828936890537" calcext:value-type="float">
            <text:p>0,975828936890537</text:p>
          </table:table-cell>
          <table:table-cell office:value-type="float" office:value="0.940787723421447" calcext:value-type="float">
            <text:p>0,940787723421447</text:p>
          </table:table-cell>
          <table:table-cell office:value-type="float" office:value="0.896720079133295" calcext:value-type="float">
            <text:p>0,896720079133295</text:p>
          </table:table-cell>
          <table:table-cell office:value-type="float" office:value="0.954003157845108" calcext:value-type="float">
            <text:p>0,9540031578451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988" calcext:value-type="float">
            <text:p>0,988</text:p>
          </table:table-cell>
          <table:table-cell office:value-type="float" office:value="0.971248859898427" calcext:value-type="float">
            <text:p>0,971248859898427</text:p>
          </table:table-cell>
          <table:table-cell office:value-type="float" office:value="0.941016051941097" calcext:value-type="float">
            <text:p>0,941016051941097</text:p>
          </table:table-cell>
          <table:table-cell office:value-type="float" office:value="0.881244632585341" calcext:value-type="float">
            <text:p>0,881244632585341</text:p>
          </table:table-cell>
          <table:table-cell office:value-type="float" office:value="0.946277624129426" calcext:value-type="float">
            <text:p>0,9462776241294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34" calcext:value-type="float">
            <text:p>0,0034</text:p>
          </table:table-cell>
          <table:table-cell office:value-type="float" office:value="1.099" calcext:value-type="float">
            <text:p>1,099</text:p>
          </table:table-cell>
          <table:table-cell office:value-type="float" office:value="0.976429630941738" calcext:value-type="float">
            <text:p>0,976429630941738</text:p>
          </table:table-cell>
          <table:table-cell office:value-type="float" office:value="0.935255668136131" calcext:value-type="float">
            <text:p>0,935255668136131</text:p>
          </table:table-cell>
          <table:table-cell office:value-type="float" office:value="0.897798288302493" calcext:value-type="float">
            <text:p>0,897798288302493</text:p>
          </table:table-cell>
          <table:table-cell office:value-type="float" office:value="0.954816017224827" calcext:value-type="float">
            <text:p>0,9548160172248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32" calcext:value-type="float">
            <text:p>0,0032</text:p>
          </table:table-cell>
          <table:table-cell office:value-type="float" office:value="1.029" calcext:value-type="float">
            <text:p>1,029</text:p>
          </table:table-cell>
          <table:table-cell office:value-type="float" office:value="0.975089564392804" calcext:value-type="float">
            <text:p>0,975089564392804</text:p>
          </table:table-cell>
          <table:table-cell office:value-type="float" office:value="0.925367992527438" calcext:value-type="float">
            <text:p>0,925367992527438</text:p>
          </table:table-cell>
          <table:table-cell office:value-type="float" office:value="0.891106306192204" calcext:value-type="float">
            <text:p>0,891106306192204</text:p>
          </table:table-cell>
          <table:table-cell office:value-type="float" office:value="0.952090996305022" calcext:value-type="float">
            <text:p>0,9520909963050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3" calcext:value-type="float">
            <text:p>0,003</text:p>
          </table:table-cell>
          <table:table-cell office:value-type="float" office:value="1.054" calcext:value-type="float">
            <text:p>1,054</text:p>
          </table:table-cell>
          <table:table-cell office:value-type="float" office:value="0.976047183325186" calcext:value-type="float">
            <text:p>0,976047183325186</text:p>
          </table:table-cell>
          <table:table-cell office:value-type="float" office:value="0.929609135660169" calcext:value-type="float">
            <text:p>0,929609135660169</text:p>
          </table:table-cell>
          <table:table-cell office:value-type="float" office:value="0.895350363606025" calcext:value-type="float">
            <text:p>0,895350363606025</text:p>
          </table:table-cell>
          <table:table-cell office:value-type="float" office:value="0.953923019071531" calcext:value-type="float">
            <text:p>0,9539230190715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99" calcext:value-type="float">
            <text:p>0,99</text:p>
          </table:table-cell>
          <table:table-cell office:value-type="float" office:value="0.976405780216005" calcext:value-type="float">
            <text:p>0,976405780216005</text:p>
          </table:table-cell>
          <table:table-cell office:value-type="float" office:value="0.94172674448856" calcext:value-type="float">
            <text:p>0,94172674448856</text:p>
          </table:table-cell>
          <table:table-cell office:value-type="float" office:value="0.898920756495695" calcext:value-type="float">
            <text:p>0,898920756495695</text:p>
          </table:table-cell>
          <table:table-cell office:value-type="float" office:value="0.955031617565578" calcext:value-type="float">
            <text:p>0,9550316175655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946" calcext:value-type="float">
            <text:p>0,946</text:p>
          </table:table-cell>
          <table:table-cell office:value-type="float" office:value="0.976476398034877" calcext:value-type="float">
            <text:p>0,976476398034877</text:p>
          </table:table-cell>
          <table:table-cell office:value-type="float" office:value="0.944146358526356" calcext:value-type="float">
            <text:p>0,944146358526356</text:p>
          </table:table-cell>
          <table:table-cell office:value-type="float" office:value="0.899611705117321" calcext:value-type="float">
            <text:p>0,899611705117321</text:p>
          </table:table-cell>
          <table:table-cell office:value-type="float" office:value="0.955246914214639" calcext:value-type="float">
            <text:p>0,9552469142146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914" calcext:value-type="float">
            <text:p>0,914</text:p>
          </table:table-cell>
          <table:table-cell office:value-type="float" office:value="0.976194123466404" calcext:value-type="float">
            <text:p>0,976194123466404</text:p>
          </table:table-cell>
          <table:table-cell office:value-type="float" office:value="0.939295319684857" calcext:value-type="float">
            <text:p>0,939295319684857</text:p>
          </table:table-cell>
          <table:table-cell office:value-type="float" office:value="0.897723808833893" calcext:value-type="float">
            <text:p>0,897723808833893</text:p>
          </table:table-cell>
          <table:table-cell office:value-type="float" office:value="0.954571517437829" calcext:value-type="float">
            <text:p>0,9545715174378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953" calcext:value-type="float">
            <text:p>0,953</text:p>
          </table:table-cell>
          <table:table-cell office:value-type="float" office:value="0.976403370555055" calcext:value-type="float">
            <text:p>0,976403370555055</text:p>
          </table:table-cell>
          <table:table-cell office:value-type="float" office:value="0.936501994649549" calcext:value-type="float">
            <text:p>0,936501994649549</text:p>
          </table:table-cell>
          <table:table-cell office:value-type="float" office:value="0.897940152532153" calcext:value-type="float">
            <text:p>0,897940152532153</text:p>
          </table:table-cell>
          <table:table-cell office:value-type="float" office:value="0.954820793448124" calcext:value-type="float">
            <text:p>0,9548207934481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959" calcext:value-type="float">
            <text:p>0,959</text:p>
          </table:table-cell>
          <table:table-cell office:value-type="float" office:value="0.973971039121042" calcext:value-type="float">
            <text:p>0,973971039121042</text:p>
          </table:table-cell>
          <table:table-cell office:value-type="float" office:value="0.938881248254341" calcext:value-type="float">
            <text:p>0,938881248254341</text:p>
          </table:table-cell>
          <table:table-cell office:value-type="float" office:value="0.889928879583639" calcext:value-type="float">
            <text:p>0,889928879583639</text:p>
          </table:table-cell>
          <table:table-cell office:value-type="float" office:value="0.950757414006929" calcext:value-type="float">
            <text:p>0,9507574140069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964" calcext:value-type="float">
            <text:p>0,964</text:p>
          </table:table-cell>
          <table:table-cell office:value-type="float" office:value="0.976738165896895" calcext:value-type="float">
            <text:p>0,976738165896895</text:p>
          </table:table-cell>
          <table:table-cell office:value-type="float" office:value="0.938659527408299" calcext:value-type="float">
            <text:p>0,938659527408299</text:p>
          </table:table-cell>
          <table:table-cell office:value-type="float" office:value="0.899532164054027" calcext:value-type="float">
            <text:p>0,899532164054027</text:p>
          </table:table-cell>
          <table:table-cell office:value-type="float" office:value="0.955484906996894" calcext:value-type="float">
            <text:p>0,9554849069968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594730533763" calcext:value-type="float">
            <text:p>0,97594730533763</text:p>
          </table:table-cell>
          <table:table-cell office:value-type="float" office:value="0.935116599762223" calcext:value-type="float">
            <text:p>0,935116599762223</text:p>
          </table:table-cell>
          <table:table-cell office:value-type="float" office:value="0.896062421979518" calcext:value-type="float">
            <text:p>0,896062421979518</text:p>
          </table:table-cell>
          <table:table-cell office:value-type="float" office:value="0.953978432962392" calcext:value-type="float">
            <text:p>0,9539784329623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99" calcext:value-type="float">
            <text:p>0,99</text:p>
          </table:table-cell>
          <table:table-cell office:value-type="float" office:value="0.975892571610329" calcext:value-type="float">
            <text:p>0,975892571610329</text:p>
          </table:table-cell>
          <table:table-cell office:value-type="float" office:value="0.938450343311125" calcext:value-type="float">
            <text:p>0,938450343311125</text:p>
          </table:table-cell>
          <table:table-cell office:value-type="float" office:value="0.896503635371736" calcext:value-type="float">
            <text:p>0,896503635371736</text:p>
          </table:table-cell>
          <table:table-cell office:value-type="float" office:value="0.954019147559754" calcext:value-type="float">
            <text:p>0,9540191475597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971" calcext:value-type="float">
            <text:p>0,971</text:p>
          </table:table-cell>
          <table:table-cell office:value-type="float" office:value="0.976469021521764" calcext:value-type="float">
            <text:p>0,976469021521764</text:p>
          </table:table-cell>
          <table:table-cell office:value-type="float" office:value="0.935590181988501" calcext:value-type="float">
            <text:p>0,935590181988501</text:p>
          </table:table-cell>
          <table:table-cell office:value-type="float" office:value="0.898001579923268" calcext:value-type="float">
            <text:p>0,898001579923268</text:p>
          </table:table-cell>
          <table:table-cell office:value-type="float" office:value="0.954897559795064" calcext:value-type="float">
            <text:p>0,9548975597950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906" calcext:value-type="float">
            <text:p>0,906</text:p>
          </table:table-cell>
          <table:table-cell office:value-type="float" office:value="0.976065231193936" calcext:value-type="float">
            <text:p>0,976065231193936</text:p>
          </table:table-cell>
          <table:table-cell office:value-type="float" office:value="0.935995663424381" calcext:value-type="float">
            <text:p>0,935995663424381</text:p>
          </table:table-cell>
          <table:table-cell office:value-type="float" office:value="0.896646798224005" calcext:value-type="float">
            <text:p>0,896646798224005</text:p>
          </table:table-cell>
          <table:table-cell office:value-type="float" office:value="0.954217259245186" calcext:value-type="float">
            <text:p>0,9542172592451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879" calcext:value-type="float">
            <text:p>0,879</text:p>
          </table:table-cell>
          <table:table-cell office:value-type="float" office:value="0.976194664410699" calcext:value-type="float">
            <text:p>0,976194664410699</text:p>
          </table:table-cell>
          <table:table-cell office:value-type="float" office:value="0.937866087437798" calcext:value-type="float">
            <text:p>0,937866087437798</text:p>
          </table:table-cell>
          <table:table-cell office:value-type="float" office:value="0.897457816351887" calcext:value-type="float">
            <text:p>0,897457816351887</text:p>
          </table:table-cell>
          <table:table-cell office:value-type="float" office:value="0.954515502404187" calcext:value-type="float">
            <text:p>0,954515502404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1T21:53:11.725742621</dc:date>
    <meta:editing-duration>PT8M42S</meta:editing-duration>
    <meta:editing-cycles>1</meta:editing-cycles>
    <meta:document-statistic meta:table-count="1" meta:cell-count="707" meta:object-count="3"/>
    <meta:generator>LibreOffice/7.1.6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4.472cm" svg:y="4.203cm" style:legend-expansion="high" chart:style-name="ch2"/>
        <chart:plot-area chart:style-name="ch3" table:cell-range-address="out.A2:out.B101" chart:data-source-has-labels="row" svg:x="0.32cm" svg:y="0.18cm" svg:width="13.832cm" svg:height="8.645cm">
          <chart:coordinate-region svg:x="1.418cm" svg:y="0.379cm" svg:width="12.45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B2:out.B101" loext:label-string="lr" chart:class="chart:scatter">
            <chart:domain table:cell-range-address="out.A2:out.A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ut.A2:out.A101</svg:desc>
                </draw:g>
              </table:table-cell>
              <table:table-cell office:value-type="float" office:value="0.02">
                <text:p>0.02</text:p>
                <draw:g>
                  <svg:desc>out.B2:out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3">
                <text:p>0.0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3.175cm" svg:y="4.203cm" style:legend-expansion="high" chart:style-name="ch2"/>
        <chart:plot-area chart:style-name="ch3" table:cell-range-address="out.A2:out.A101 out.C2:out.C101" chart:data-source-has-labels="row" svg:x="0.32cm" svg:y="0.18cm" svg:width="12.535cm" svg:height="8.645cm">
          <chart:coordinate-region svg:x="1.047cm" svg:y="0.379cm" svg:width="11.52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C2:out.C101" loext:label-string="train_loss" chart:class="chart:scatter">
            <chart:domain table:cell-range-address="out.A2:out.A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lo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ut.A2:out.A101</svg:desc>
                </draw:g>
              </table:table-cell>
              <table:table-cell office:value-type="float" office:value="2.675">
                <text:p>2.675</text:p>
                <draw:g>
                  <svg:desc>out.C2:out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99">
                <text:p>1.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633">
                <text:p>1.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586">
                <text:p>1.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289">
                <text:p>1.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34">
                <text:p>1.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93">
                <text:p>1.2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14">
                <text:p>1.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01">
                <text:p>1.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79">
                <text:p>0.8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2.249cm" svg:y="3.456cm" style:legend-expansion="high" chart:style-name="ch2"/>
        <chart:plot-area chart:style-name="ch3" table:cell-range-address="out.A2:out.A101 out.D2:out.G101" chart:data-source-has-labels="row" svg:x="0.32cm" svg:y="0.18cm" svg:width="11.609cm" svg:height="8.645cm">
          <chart:coordinate-region svg:x="1.232cm" svg:y="0.379cm" svg:width="10.41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D2:out.D101" loext:label-string="accuracy" chart:class="chart:scatter">
            <chart:domain table:cell-range-address="out.A2:out.A101"/>
            <chart:data-point chart:repeated="100"/>
          </chart:series>
          <chart:series chart:style-name="ch8" chart:values-cell-range-address="out.E2:out.E101" loext:label-string="accuracy_class" chart:class="chart:scatter">
            <chart:data-point chart:repeated="100"/>
          </chart:series>
          <chart:series chart:style-name="ch9" chart:values-cell-range-address="out.F2:out.F101" loext:label-string="miou" chart:class="chart:scatter">
            <chart:data-point chart:repeated="100"/>
          </chart:series>
          <chart:series chart:style-name="ch10" chart:values-cell-range-address="out.G2:out.G101" loext:label-string="fwiou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</table:table-cell>
              <table:table-cell office:value-type="string">
                <text:p>accuracy_class</text:p>
              </table:table-cell>
              <table:table-cell office:value-type="string">
                <text:p>miou</text:p>
              </table:table-cell>
              <table:table-cell office:value-type="string">
                <text:p>fwio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ut.A2:out.A101</svg:desc>
                </draw:g>
              </table:table-cell>
              <table:table-cell office:value-type="float" office:value="0.936513203884708">
                <text:p>0.936513203884708</text:p>
                <draw:g>
                  <svg:desc>out.D2:out.D101</svg:desc>
                </draw:g>
              </table:table-cell>
              <table:table-cell office:value-type="float" office:value="0.802437457763967">
                <text:p>0.802437457763967</text:p>
                <draw:g>
                  <svg:desc>out.E2:out.E101</svg:desc>
                </draw:g>
              </table:table-cell>
              <table:table-cell office:value-type="float" office:value="0.739965051225082">
                <text:p>0.739965051225082</text:p>
                <draw:g>
                  <svg:desc>out.F2:out.F101</svg:desc>
                </draw:g>
              </table:table-cell>
              <table:table-cell office:value-type="float" office:value="0.883908433638013">
                <text:p>0.883908433638013</text:p>
                <draw:g>
                  <svg:desc>out.G2:out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42532487761996">
                <text:p>0.942532487761996</text:p>
              </table:table-cell>
              <table:table-cell office:value-type="float" office:value="0.91389551897391">
                <text:p>0.91389551897391</text:p>
              </table:table-cell>
              <table:table-cell office:value-type="float" office:value="0.794439444106798">
                <text:p>0.794439444106798</text:p>
              </table:table-cell>
              <table:table-cell office:value-type="float" office:value="0.900654871590239">
                <text:p>0.900654871590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2332075277218">
                <text:p>0.92332075277218</text:p>
              </table:table-cell>
              <table:table-cell office:value-type="float" office:value="0.871645428236072">
                <text:p>0.871645428236072</text:p>
              </table:table-cell>
              <table:table-cell office:value-type="float" office:value="0.739559126205275">
                <text:p>0.739559126205275</text:p>
              </table:table-cell>
              <table:table-cell office:value-type="float" office:value="0.871513242868583">
                <text:p>0.871513242868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5884397450264">
                <text:p>0.95884397450264</text:p>
              </table:table-cell>
              <table:table-cell office:value-type="float" office:value="0.927128231755473">
                <text:p>0.927128231755473</text:p>
              </table:table-cell>
              <table:table-cell office:value-type="float" office:value="0.840241589201487">
                <text:p>0.840241589201487</text:p>
              </table:table-cell>
              <table:table-cell office:value-type="float" office:value="0.925706590963769">
                <text:p>0.925706590963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42683066983017">
                <text:p>0.942683066983017</text:p>
              </table:table-cell>
              <table:table-cell office:value-type="float" office:value="0.8707650617515">
                <text:p>0.8707650617515</text:p>
              </table:table-cell>
              <table:table-cell office:value-type="float" office:value="0.781206037265105">
                <text:p>0.781206037265105</text:p>
              </table:table-cell>
              <table:table-cell office:value-type="float" office:value="0.898175160979424">
                <text:p>0.898175160979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1525238665852">
                <text:p>0.961525238665852</text:p>
              </table:table-cell>
              <table:table-cell office:value-type="float" office:value="0.91585979245027">
                <text:p>0.91585979245027</text:p>
              </table:table-cell>
              <table:table-cell office:value-type="float" office:value="0.845099497150975">
                <text:p>0.845099497150975</text:p>
              </table:table-cell>
              <table:table-cell office:value-type="float" office:value="0.929308137876544">
                <text:p>0.929308137876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6472812065969">
                <text:p>0.96472812065969</text:p>
              </table:table-cell>
              <table:table-cell office:value-type="float" office:value="0.914045538597724">
                <text:p>0.914045538597724</text:p>
              </table:table-cell>
              <table:table-cell office:value-type="float" office:value="0.854303233143983">
                <text:p>0.854303233143983</text:p>
              </table:table-cell>
              <table:table-cell office:value-type="float" office:value="0.934314905136195">
                <text:p>0.934314905136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6660865448909">
                <text:p>0.966660865448909</text:p>
              </table:table-cell>
              <table:table-cell office:value-type="float" office:value="0.918797950027642">
                <text:p>0.918797950027642</text:p>
              </table:table-cell>
              <table:table-cell office:value-type="float" office:value="0.861509780495225">
                <text:p>0.861509780495225</text:p>
              </table:table-cell>
              <table:table-cell office:value-type="float" office:value="0.937689068779724">
                <text:p>0.937689068779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5260557376216">
                <text:p>0.965260557376216</text:p>
              </table:table-cell>
              <table:table-cell office:value-type="float" office:value="0.911758042512365">
                <text:p>0.911758042512365</text:p>
              </table:table-cell>
              <table:table-cell office:value-type="float" office:value="0.855374707199811">
                <text:p>0.855374707199811</text:p>
              </table:table-cell>
              <table:table-cell office:value-type="float" office:value="0.935051832614839">
                <text:p>0.935051832614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54530287987432">
                <text:p>0.954530287987432</text:p>
              </table:table-cell>
              <table:table-cell office:value-type="float" office:value="0.937699621553358">
                <text:p>0.937699621553358</text:p>
              </table:table-cell>
              <table:table-cell office:value-type="float" office:value="0.831064583537474">
                <text:p>0.831064583537474</text:p>
              </table:table-cell>
              <table:table-cell office:value-type="float" office:value="0.919628599165766">
                <text:p>0.919628599165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66253878632066">
                <text:p>0.966253878632066</text:p>
              </table:table-cell>
              <table:table-cell office:value-type="float" office:value="0.934072761135906">
                <text:p>0.934072761135906</text:p>
              </table:table-cell>
              <table:table-cell office:value-type="float" office:value="0.863829991690904">
                <text:p>0.863829991690904</text:p>
              </table:table-cell>
              <table:table-cell office:value-type="float" office:value="0.937777771468178">
                <text:p>0.937777771468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6645319201639">
                <text:p>0.96645319201639</text:p>
              </table:table-cell>
              <table:table-cell office:value-type="float" office:value="0.926687111271668">
                <text:p>0.926687111271668</text:p>
              </table:table-cell>
              <table:table-cell office:value-type="float" office:value="0.862739123556275">
                <text:p>0.862739123556275</text:p>
              </table:table-cell>
              <table:table-cell office:value-type="float" office:value="0.937745300411065">
                <text:p>0.937745300411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6561187610743">
                <text:p>0.96561187610743</text:p>
              </table:table-cell>
              <table:table-cell office:value-type="float" office:value="0.925164746526599">
                <text:p>0.925164746526599</text:p>
              </table:table-cell>
              <table:table-cell office:value-type="float" office:value="0.859765577293666">
                <text:p>0.859765577293666</text:p>
              </table:table-cell>
              <table:table-cell office:value-type="float" office:value="0.936309720909891">
                <text:p>0.936309720909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58905199561481">
                <text:p>0.958905199561481</text:p>
              </table:table-cell>
              <table:table-cell office:value-type="float" office:value="0.943595027347539">
                <text:p>0.943595027347539</text:p>
              </table:table-cell>
              <table:table-cell office:value-type="float" office:value="0.844460292845008">
                <text:p>0.844460292845008</text:p>
              </table:table-cell>
              <table:table-cell office:value-type="float" office:value="0.926616134005885">
                <text:p>0.926616134005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65990340406901">
                <text:p>0.965990340406901</text:p>
              </table:table-cell>
              <table:table-cell office:value-type="float" office:value="0.902962164784287">
                <text:p>0.902962164784287</text:p>
              </table:table-cell>
              <table:table-cell office:value-type="float" office:value="0.855404069242071">
                <text:p>0.855404069242071</text:p>
              </table:table-cell>
              <table:table-cell office:value-type="float" office:value="0.935756443729865">
                <text:p>0.9357564437298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68973303956452">
                <text:p>0.968973303956452</text:p>
              </table:table-cell>
              <table:table-cell office:value-type="float" office:value="0.927400967080857">
                <text:p>0.927400967080857</text:p>
              </table:table-cell>
              <table:table-cell office:value-type="float" office:value="0.870901955313935">
                <text:p>0.870901955313935</text:p>
              </table:table-cell>
              <table:table-cell office:value-type="float" office:value="0.941896794827363">
                <text:p>0.941896794827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70067683441956">
                <text:p>0.970067683441956</text:p>
              </table:table-cell>
              <table:table-cell office:value-type="float" office:value="0.923302927039044">
                <text:p>0.923302927039044</text:p>
              </table:table-cell>
              <table:table-cell office:value-type="float" office:value="0.873542324305995">
                <text:p>0.873542324305995</text:p>
              </table:table-cell>
              <table:table-cell office:value-type="float" office:value="0.94351150935117">
                <text:p>0.94351150935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66813411740094">
                <text:p>0.966813411740094</text:p>
              </table:table-cell>
              <table:table-cell office:value-type="float" office:value="0.931653671758189">
                <text:p>0.931653671758189</text:p>
              </table:table-cell>
              <table:table-cell office:value-type="float" office:value="0.865014803670914">
                <text:p>0.865014803670914</text:p>
              </table:table-cell>
              <table:table-cell office:value-type="float" office:value="0.938568959712335">
                <text:p>0.938568959712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69047954269159">
                <text:p>0.969047954269159</text:p>
              </table:table-cell>
              <table:table-cell office:value-type="float" office:value="0.927901968319465">
                <text:p>0.927901968319465</text:p>
              </table:table-cell>
              <table:table-cell office:value-type="float" office:value="0.871255993394016">
                <text:p>0.871255993394016</text:p>
              </table:table-cell>
              <table:table-cell office:value-type="float" office:value="0.942043467199527">
                <text:p>0.942043467199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9175179941431">
                <text:p>0.959175179941431</text:p>
              </table:table-cell>
              <table:table-cell office:value-type="float" office:value="0.944723099415703">
                <text:p>0.944723099415703</text:p>
              </table:table-cell>
              <table:table-cell office:value-type="float" office:value="0.845483713387457">
                <text:p>0.845483713387457</text:p>
              </table:table-cell>
              <table:table-cell office:value-type="float" office:value="0.927087646560081">
                <text:p>0.9270876465600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6806643543429">
                <text:p>0.96806643543429</text:p>
              </table:table-cell>
              <table:table-cell office:value-type="float" office:value="0.930538361808827">
                <text:p>0.930538361808827</text:p>
              </table:table-cell>
              <table:table-cell office:value-type="float" office:value="0.868706945816136">
                <text:p>0.868706945816136</text:p>
              </table:table-cell>
              <table:table-cell office:value-type="float" office:value="0.940557033220854">
                <text:p>0.940557033220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6967594141888">
                <text:p>0.96967594141888</text:p>
              </table:table-cell>
              <table:table-cell office:value-type="float" office:value="0.918954416191343">
                <text:p>0.918954416191343</text:p>
              </table:table-cell>
              <table:table-cell office:value-type="float" office:value="0.871257514914371">
                <text:p>0.871257514914371</text:p>
              </table:table-cell>
              <table:table-cell office:value-type="float" office:value="0.942650373903389">
                <text:p>0.942650373903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69253070510466">
                <text:p>0.969253070510466</text:p>
              </table:table-cell>
              <table:table-cell office:value-type="float" office:value="0.919350035968307">
                <text:p>0.919350035968307</text:p>
              </table:table-cell>
              <table:table-cell office:value-type="float" office:value="0.869963128589561">
                <text:p>0.869963128589561</text:p>
              </table:table-cell>
              <table:table-cell office:value-type="float" office:value="0.941969210504057">
                <text:p>0.941969210504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67018183744122">
                <text:p>0.967018183744122</text:p>
              </table:table-cell>
              <table:table-cell office:value-type="float" office:value="0.930865470056797">
                <text:p>0.930865470056797</text:p>
              </table:table-cell>
              <table:table-cell office:value-type="float" office:value="0.865474555223772">
                <text:p>0.865474555223772</text:p>
              </table:table-cell>
              <table:table-cell office:value-type="float" office:value="0.938863881500526">
                <text:p>0.938863881500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68860590836079">
                <text:p>0.968860590836079</text:p>
              </table:table-cell>
              <table:table-cell office:value-type="float" office:value="0.937332514044648">
                <text:p>0.937332514044648</text:p>
              </table:table-cell>
              <table:table-cell office:value-type="float" office:value="0.872740158598357">
                <text:p>0.872740158598357</text:p>
              </table:table-cell>
              <table:table-cell office:value-type="float" office:value="0.942171268235494">
                <text:p>0.942171268235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66146329070873">
                <text:p>0.966146329070873</text:p>
              </table:table-cell>
              <table:table-cell office:value-type="float" office:value="0.921622215243757">
                <text:p>0.921622215243757</text:p>
              </table:table-cell>
              <table:table-cell office:value-type="float" office:value="0.860576662821198">
                <text:p>0.860576662821198</text:p>
              </table:table-cell>
              <table:table-cell office:value-type="float" office:value="0.936996582983372">
                <text:p>0.936996582983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69682383573666">
                <text:p>0.969682383573666</text:p>
              </table:table-cell>
              <table:table-cell office:value-type="float" office:value="0.928180765371629">
                <text:p>0.928180765371629</text:p>
              </table:table-cell>
              <table:table-cell office:value-type="float" office:value="0.873375803864815">
                <text:p>0.873375803864815</text:p>
              </table:table-cell>
              <table:table-cell office:value-type="float" office:value="0.943103728840012">
                <text:p>0.943103728840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67934100789036">
                <text:p>0.967934100789036</text:p>
              </table:table-cell>
              <table:table-cell office:value-type="float" office:value="0.94333128816271">
                <text:p>0.94333128816271</text:p>
              </table:table-cell>
              <table:table-cell office:value-type="float" office:value="0.87110763437501">
                <text:p>0.87110763437501</text:p>
              </table:table-cell>
              <table:table-cell office:value-type="float" office:value="0.94092586142317">
                <text:p>0.940925861423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68982204948942">
                <text:p>0.968982204948942</text:p>
              </table:table-cell>
              <table:table-cell office:value-type="float" office:value="0.924887696636785">
                <text:p>0.924887696636785</text:p>
              </table:table-cell>
              <table:table-cell office:value-type="float" office:value="0.870359699410015">
                <text:p>0.870359699410015</text:p>
              </table:table-cell>
              <table:table-cell office:value-type="float" office:value="0.941791454350328">
                <text:p>0.941791454350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69825045337279">
                <text:p>0.969825045337279</text:p>
              </table:table-cell>
              <table:table-cell office:value-type="float" office:value="0.929182395916576">
                <text:p>0.929182395916576</text:p>
              </table:table-cell>
              <table:table-cell office:value-type="float" office:value="0.874063046249889">
                <text:p>0.874063046249889</text:p>
              </table:table-cell>
              <table:table-cell office:value-type="float" office:value="0.943386497774307">
                <text:p>0.943386497774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6653905462903">
                <text:p>0.96653905462903</text:p>
              </table:table-cell>
              <table:table-cell office:value-type="float" office:value="0.908533450379861">
                <text:p>0.908533450379861</text:p>
              </table:table-cell>
              <table:table-cell office:value-type="float" office:value="0.858581421200543">
                <text:p>0.858581421200543</text:p>
              </table:table-cell>
              <table:table-cell office:value-type="float" office:value="0.936954493298314">
                <text:p>0.936954493298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72295144518432">
                <text:p>0.972295144518432</text:p>
              </table:table-cell>
              <table:table-cell office:value-type="float" office:value="0.93353123571097">
                <text:p>0.93353123571097</text:p>
              </table:table-cell>
              <table:table-cell office:value-type="float" office:value="0.88316908376338">
                <text:p>0.88316908376338</text:p>
              </table:table-cell>
              <table:table-cell office:value-type="float" office:value="0.947701098460192">
                <text:p>0.947701098460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70690998800038">
                <text:p>0.970690998800038</text:p>
              </table:table-cell>
              <table:table-cell office:value-type="float" office:value="0.934957056201001">
                <text:p>0.934957056201001</text:p>
              </table:table-cell>
              <table:table-cell office:value-type="float" office:value="0.878147508688345">
                <text:p>0.878147508688345</text:p>
              </table:table-cell>
              <table:table-cell office:value-type="float" office:value="0.945085249944423">
                <text:p>0.945085249944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68449522348646">
                <text:p>0.968449522348646</text:p>
              </table:table-cell>
              <table:table-cell office:value-type="float" office:value="0.941568325886575">
                <text:p>0.941568325886575</text:p>
              </table:table-cell>
              <table:table-cell office:value-type="float" office:value="0.872349914352884">
                <text:p>0.872349914352884</text:p>
              </table:table-cell>
              <table:table-cell office:value-type="float" office:value="0.941688116182633">
                <text:p>0.941688116182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72293669215809">
                <text:p>0.972293669215809</text:p>
              </table:table-cell>
              <table:table-cell office:value-type="float" office:value="0.933764722542745">
                <text:p>0.933764722542745</text:p>
              </table:table-cell>
              <table:table-cell office:value-type="float" office:value="0.883212718511427">
                <text:p>0.883212718511427</text:p>
              </table:table-cell>
              <table:table-cell office:value-type="float" office:value="0.947708870355098">
                <text:p>0.9477088703550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68112317345856">
                <text:p>0.968112317345856</text:p>
              </table:table-cell>
              <table:table-cell office:value-type="float" office:value="0.930035250926651">
                <text:p>0.930035250926651</text:p>
              </table:table-cell>
              <table:table-cell office:value-type="float" office:value="0.86873902691527">
                <text:p>0.86873902691527</text:p>
              </table:table-cell>
              <table:table-cell office:value-type="float" office:value="0.940608328220142">
                <text:p>0.9406083282201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73913453142004">
                <text:p>0.973913453142004</text:p>
              </table:table-cell>
              <table:table-cell office:value-type="float" office:value="0.932175664665169">
                <text:p>0.932175664665169</text:p>
              </table:table-cell>
              <table:table-cell office:value-type="float" office:value="0.888391479349122">
                <text:p>0.888391479349122</text:p>
              </table:table-cell>
              <table:table-cell office:value-type="float" office:value="0.950376047423261">
                <text:p>0.950376047423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72641545574237">
                <text:p>0.972641545574237</text:p>
              </table:table-cell>
              <table:table-cell office:value-type="float" office:value="0.92928295134408">
                <text:p>0.92928295134408</text:p>
              </table:table-cell>
              <table:table-cell office:value-type="float" office:value="0.883448131217583">
                <text:p>0.883448131217583</text:p>
              </table:table-cell>
              <table:table-cell office:value-type="float" office:value="0.948095923283607">
                <text:p>0.948095923283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71805983345505">
                <text:p>0.971805983345505</text:p>
              </table:table-cell>
              <table:table-cell office:value-type="float" office:value="0.931085288898941">
                <text:p>0.931085288898941</text:p>
              </table:table-cell>
              <table:table-cell office:value-type="float" office:value="0.88101572718608">
                <text:p>0.88101572718608</text:p>
              </table:table-cell>
              <table:table-cell office:value-type="float" office:value="0.946771970794456">
                <text:p>0.9467719707944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3813531387137">
                <text:p>0.963813531387137</text:p>
              </table:table-cell>
              <table:table-cell office:value-type="float" office:value="0.949543367996044">
                <text:p>0.949543367996044</text:p>
              </table:table-cell>
              <table:table-cell office:value-type="float" office:value="0.859933543864147">
                <text:p>0.859933543864147</text:p>
              </table:table-cell>
              <table:table-cell office:value-type="float" office:value="0.934581849429463">
                <text:p>0.934581849429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65558666859505">
                <text:p>0.965558666859505</text:p>
              </table:table-cell>
              <table:table-cell office:value-type="float" office:value="0.94208392650056">
                <text:p>0.94208392650056</text:p>
              </table:table-cell>
              <table:table-cell office:value-type="float" office:value="0.863506338660708">
                <text:p>0.863506338660708</text:p>
              </table:table-cell>
              <table:table-cell office:value-type="float" office:value="0.937030146734729">
                <text:p>0.9370301467347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72241984447261">
                <text:p>0.972241984447261</text:p>
              </table:table-cell>
              <table:table-cell office:value-type="float" office:value="0.914375458648858">
                <text:p>0.914375458648858</text:p>
              </table:table-cell>
              <table:table-cell office:value-type="float" office:value="0.878826192436669">
                <text:p>0.878826192436669</text:p>
              </table:table-cell>
              <table:table-cell office:value-type="float" office:value="0.946726230054624">
                <text:p>0.946726230054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6971803672038">
                <text:p>0.96971803672038</text:p>
              </table:table-cell>
              <table:table-cell office:value-type="float" office:value="0.931246183057699">
                <text:p>0.931246183057699</text:p>
              </table:table-cell>
              <table:table-cell office:value-type="float" office:value="0.874170097974591">
                <text:p>0.874170097974591</text:p>
              </table:table-cell>
              <table:table-cell office:value-type="float" office:value="0.943305106101453">
                <text:p>0.9433051061014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67988195218534">
                <text:p>0.967988195218534</text:p>
              </table:table-cell>
              <table:table-cell office:value-type="float" office:value="0.942557714738729">
                <text:p>0.942557714738729</text:p>
              </table:table-cell>
              <table:table-cell office:value-type="float" office:value="0.871110840473486">
                <text:p>0.871110840473486</text:p>
              </table:table-cell>
              <table:table-cell office:value-type="float" office:value="0.940979622901036">
                <text:p>0.940979622901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71982970483473">
                <text:p>0.971982970483473</text:p>
              </table:table-cell>
              <table:table-cell office:value-type="float" office:value="0.92254958745191">
                <text:p>0.92254958745191</text:p>
              </table:table-cell>
              <table:table-cell office:value-type="float" office:value="0.879767844246786">
                <text:p>0.879767844246786</text:p>
              </table:table-cell>
              <table:table-cell office:value-type="float" office:value="0.946678575959908">
                <text:p>0.946678575959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72572009643955">
                <text:p>0.972572009643955</text:p>
              </table:table-cell>
              <table:table-cell office:value-type="float" office:value="0.93873717119407">
                <text:p>0.93873717119407</text:p>
              </table:table-cell>
              <table:table-cell office:value-type="float" office:value="0.885166715930293">
                <text:p>0.885166715930293</text:p>
              </table:table-cell>
              <table:table-cell office:value-type="float" office:value="0.9483911628128">
                <text:p>0.9483911628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71000369760014">
                <text:p>0.971000369760014</text:p>
              </table:table-cell>
              <table:table-cell office:value-type="float" office:value="0.946196540363712">
                <text:p>0.946196540363712</text:p>
              </table:table-cell>
              <table:table-cell office:value-type="float" office:value="0.881488388531176">
                <text:p>0.881488388531176</text:p>
              </table:table-cell>
              <table:table-cell office:value-type="float" office:value="0.946084987151925">
                <text:p>0.946084987151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7381564057812">
                <text:p>0.97381564057812</text:p>
              </table:table-cell>
              <table:table-cell office:value-type="float" office:value="0.919671579692297">
                <text:p>0.919671579692297</text:p>
              </table:table-cell>
              <table:table-cell office:value-type="float" office:value="0.885441284991541">
                <text:p>0.885441284991541</text:p>
              </table:table-cell>
              <table:table-cell office:value-type="float" office:value="0.949652385362677">
                <text:p>0.9496523853626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1291791204747">
                <text:p>0.971291791204747</text:p>
              </table:table-cell>
              <table:table-cell office:value-type="float" office:value="0.939308188777491">
                <text:p>0.939308188777491</text:p>
              </table:table-cell>
              <table:table-cell office:value-type="float" office:value="0.881033556625378">
                <text:p>0.881033556625378</text:p>
              </table:table-cell>
              <table:table-cell office:value-type="float" office:value="0.946275431421623">
                <text:p>0.9462754314216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73113052292446">
                <text:p>0.973113052292446</text:p>
              </table:table-cell>
              <table:table-cell office:value-type="float" office:value="0.93548345386347">
                <text:p>0.93548345386347</text:p>
              </table:table-cell>
              <table:table-cell office:value-type="float" office:value="0.88632973434786">
                <text:p>0.88632973434786</text:p>
              </table:table-cell>
              <table:table-cell office:value-type="float" office:value="0.94916282967429">
                <text:p>0.949162829674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74480559470162">
                <text:p>0.974480559470162</text:p>
              </table:table-cell>
              <table:table-cell office:value-type="float" office:value="0.931618957746504">
                <text:p>0.931618957746504</text:p>
              </table:table-cell>
              <table:table-cell office:value-type="float" office:value="0.890239484706302">
                <text:p>0.890239484706302</text:p>
              </table:table-cell>
              <table:table-cell office:value-type="float" office:value="0.95131795010777">
                <text:p>0.951317950107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7423521664401">
                <text:p>0.97423521664401</text:p>
              </table:table-cell>
              <table:table-cell office:value-type="float" office:value="0.93137923411795">
                <text:p>0.93137923411795</text:p>
              </table:table-cell>
              <table:table-cell office:value-type="float" office:value="0.889340636064228">
                <text:p>0.889340636064228</text:p>
              </table:table-cell>
              <table:table-cell office:value-type="float" office:value="0.950889297652985">
                <text:p>0.950889297652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7194205542407">
                <text:p>0.97194205542407</text:p>
              </table:table-cell>
              <table:table-cell office:value-type="float" office:value="0.931996055059508">
                <text:p>0.931996055059508</text:p>
              </table:table-cell>
              <table:table-cell office:value-type="float" office:value="0.881663693655554">
                <text:p>0.881663693655554</text:p>
              </table:table-cell>
              <table:table-cell office:value-type="float" office:value="0.947040718898475">
                <text:p>0.947040718898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738628994388">
                <text:p>0.9738628994388</text:p>
              </table:table-cell>
              <table:table-cell office:value-type="float" office:value="0.925634809942233">
                <text:p>0.925634809942233</text:p>
              </table:table-cell>
              <table:table-cell office:value-type="float" office:value="0.88686973132506">
                <text:p>0.88686973132506</text:p>
              </table:table-cell>
              <table:table-cell office:value-type="float" office:value="0.950003340311911">
                <text:p>0.9500033403119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73689502203881">
                <text:p>0.973689502203881</text:p>
              </table:table-cell>
              <table:table-cell office:value-type="float" office:value="0.931632519941048">
                <text:p>0.931632519941048</text:p>
              </table:table-cell>
              <table:table-cell office:value-type="float" office:value="0.887511139974655">
                <text:p>0.887511139974655</text:p>
              </table:table-cell>
              <table:table-cell office:value-type="float" office:value="0.949972251779697">
                <text:p>0.9499722517796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72251328030538">
                <text:p>0.972251328030538</text:p>
              </table:table-cell>
              <table:table-cell office:value-type="float" office:value="0.933076349201946">
                <text:p>0.933076349201946</text:p>
              </table:table-cell>
              <table:table-cell office:value-type="float" office:value="0.882927131130863">
                <text:p>0.882927131130863</text:p>
              </table:table-cell>
              <table:table-cell office:value-type="float" office:value="0.947607501211873">
                <text:p>0.9476075012118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70398298759698">
                <text:p>0.970398298759698</text:p>
              </table:table-cell>
              <table:table-cell office:value-type="float" office:value="0.923596426663984">
                <text:p>0.923596426663984</text:p>
              </table:table-cell>
              <table:table-cell office:value-type="float" office:value="0.87469908600443">
                <text:p>0.87469908600443</text:p>
              </table:table-cell>
              <table:table-cell office:value-type="float" office:value="0.944075248914491">
                <text:p>0.9440752489144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74737163773">
                <text:p>0.974737163773</text:p>
              </table:table-cell>
              <table:table-cell office:value-type="float" office:value="0.923011517565869">
                <text:p>0.923011517565869</text:p>
              </table:table-cell>
              <table:table-cell office:value-type="float" office:value="0.889378305013815">
                <text:p>0.889378305013815</text:p>
              </table:table-cell>
              <table:table-cell office:value-type="float" office:value="0.951381632272358">
                <text:p>0.9513816322723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72266769531322">
                <text:p>0.972266769531322</text:p>
              </table:table-cell>
              <table:table-cell office:value-type="float" office:value="0.938221429711584">
                <text:p>0.938221429711584</text:p>
              </table:table-cell>
              <table:table-cell office:value-type="float" office:value="0.884041017625597">
                <text:p>0.884041017625597</text:p>
              </table:table-cell>
              <table:table-cell office:value-type="float" office:value="0.947857067661027">
                <text:p>0.9478570676610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70252292976807">
                <text:p>0.970252292976807</text:p>
              </table:table-cell>
              <table:table-cell office:value-type="float" office:value="0.933680796684764">
                <text:p>0.933680796684764</text:p>
              </table:table-cell>
              <table:table-cell office:value-type="float" office:value="0.876439253803542">
                <text:p>0.876439253803542</text:p>
              </table:table-cell>
              <table:table-cell office:value-type="float" office:value="0.944300218001808">
                <text:p>0.944300218001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73697173777519">
                <text:p>0.973697173777519</text:p>
              </table:table-cell>
              <table:table-cell office:value-type="float" office:value="0.932123828980898">
                <text:p>0.932123828980898</text:p>
              </table:table-cell>
              <table:table-cell office:value-type="float" office:value="0.887637731451843">
                <text:p>0.887637731451843</text:p>
              </table:table-cell>
              <table:table-cell office:value-type="float" office:value="0.950006542596463">
                <text:p>0.9500065425964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72614498359488">
                <text:p>0.972614498359488</text:p>
              </table:table-cell>
              <table:table-cell office:value-type="float" office:value="0.945374704935794">
                <text:p>0.945374704935794</text:p>
              </table:table-cell>
              <table:table-cell office:value-type="float" office:value="0.886633341047995">
                <text:p>0.886633341047995</text:p>
              </table:table-cell>
              <table:table-cell office:value-type="float" office:value="0.948740103401462">
                <text:p>0.948740103401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72726227944779">
                <text:p>0.972726227944779</text:p>
              </table:table-cell>
              <table:table-cell office:value-type="float" office:value="0.935337046485959">
                <text:p>0.935337046485959</text:p>
              </table:table-cell>
              <table:table-cell office:value-type="float" office:value="0.884992390818574">
                <text:p>0.884992390818574</text:p>
              </table:table-cell>
              <table:table-cell office:value-type="float" office:value="0.948504584203511">
                <text:p>0.9485045842035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972545306666484">
                <text:p>0.972545306666484</text:p>
              </table:table-cell>
              <table:table-cell office:value-type="float" office:value="0.942379306004994">
                <text:p>0.942379306004994</text:p>
              </table:table-cell>
              <table:table-cell office:value-type="float" office:value="0.885809504763365">
                <text:p>0.885809504763365</text:p>
              </table:table-cell>
              <table:table-cell office:value-type="float" office:value="0.94849999257167">
                <text:p>0.94849999257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975142232696434">
                <text:p>0.975142232696434</text:p>
              </table:table-cell>
              <table:table-cell office:value-type="float" office:value="0.931109032619146">
                <text:p>0.931109032619146</text:p>
              </table:table-cell>
              <table:table-cell office:value-type="float" office:value="0.89244700001094">
                <text:p>0.89244700001094</text:p>
              </table:table-cell>
              <table:table-cell office:value-type="float" office:value="0.952428323726721">
                <text:p>0.9524283237267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97535251249692">
                <text:p>0.97535251249692</text:p>
              </table:table-cell>
              <table:table-cell office:value-type="float" office:value="0.939921196959044">
                <text:p>0.939921196959044</text:p>
              </table:table-cell>
              <table:table-cell office:value-type="float" office:value="0.894893728450831">
                <text:p>0.894893728450831</text:p>
              </table:table-cell>
              <table:table-cell office:value-type="float" office:value="0.953152324165951">
                <text:p>0.953152324165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97299320854273">
                <text:p>0.97299320854273</text:p>
              </table:table-cell>
              <table:table-cell office:value-type="float" office:value="0.946583600035536">
                <text:p>0.946583600035536</text:p>
              </table:table-cell>
              <table:table-cell office:value-type="float" office:value="0.88813198662809">
                <text:p>0.88813198662809</text:p>
              </table:table-cell>
              <table:table-cell office:value-type="float" office:value="0.949424505275736">
                <text:p>0.9494245052757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975368199881474">
                <text:p>0.975368199881474</text:p>
              </table:table-cell>
              <table:table-cell office:value-type="float" office:value="0.941127238436484">
                <text:p>0.941127238436484</text:p>
              </table:table-cell>
              <table:table-cell office:value-type="float" office:value="0.895176877457758">
                <text:p>0.895176877457758</text:p>
              </table:table-cell>
              <table:table-cell office:value-type="float" office:value="0.953227543189053">
                <text:p>0.9532275431890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974157025605008">
                <text:p>0.974157025605008</text:p>
              </table:table-cell>
              <table:table-cell office:value-type="float" office:value="0.940178817648057">
                <text:p>0.940178817648057</text:p>
              </table:table-cell>
              <table:table-cell office:value-type="float" office:value="0.890818803787971">
                <text:p>0.890818803787971</text:p>
              </table:table-cell>
              <table:table-cell office:value-type="float" office:value="0.951126413882362">
                <text:p>0.9511264138823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974272836860889">
                <text:p>0.974272836860889</text:p>
              </table:table-cell>
              <table:table-cell office:value-type="float" office:value="0.939908601490675">
                <text:p>0.939908601490675</text:p>
              </table:table-cell>
              <table:table-cell office:value-type="float" office:value="0.891162657393098">
                <text:p>0.891162657393098</text:p>
              </table:table-cell>
              <table:table-cell office:value-type="float" office:value="0.951311839570067">
                <text:p>0.9513118395700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973024042367544">
                <text:p>0.973024042367544</text:p>
              </table:table-cell>
              <table:table-cell office:value-type="float" office:value="0.942819484472255">
                <text:p>0.942819484472255</text:p>
              </table:table-cell>
              <table:table-cell office:value-type="float" office:value="0.887498406425026">
                <text:p>0.887498406425026</text:p>
              </table:table-cell>
              <table:table-cell office:value-type="float" office:value="0.949322023108662">
                <text:p>0.9493220231086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972655757656169">
                <text:p>0.972655757656169</text:p>
              </table:table-cell>
              <table:table-cell office:value-type="float" office:value="0.950610689644011">
                <text:p>0.950610689644011</text:p>
              </table:table-cell>
              <table:table-cell office:value-type="float" office:value="0.887788427972222">
                <text:p>0.887788427972222</text:p>
              </table:table-cell>
              <table:table-cell office:value-type="float" office:value="0.949021473658507">
                <text:p>0.9490214736585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975790923259626">
                <text:p>0.975790923259626</text:p>
              </table:table-cell>
              <table:table-cell office:value-type="float" office:value="0.925948681253461">
                <text:p>0.925948681253461</text:p>
              </table:table-cell>
              <table:table-cell office:value-type="float" office:value="0.893712289304834">
                <text:p>0.893712289304834</text:p>
              </table:table-cell>
              <table:table-cell office:value-type="float" office:value="0.953324953225221">
                <text:p>0.9533249532252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973808264065007">
                <text:p>0.973808264065007</text:p>
              </table:table-cell>
              <table:table-cell office:value-type="float" office:value="0.930547936314222">
                <text:p>0.930547936314222</text:p>
              </table:table-cell>
              <table:table-cell office:value-type="float" office:value="0.887697583953004">
                <text:p>0.887697583953004</text:p>
              </table:table-cell>
              <table:table-cell office:value-type="float" office:value="0.950126830694372">
                <text:p>0.9501268306943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972253442630964">
                <text:p>0.972253442630964</text:p>
              </table:table-cell>
              <table:table-cell office:value-type="float" office:value="0.947172111457262">
                <text:p>0.947172111457262</text:p>
              </table:table-cell>
              <table:table-cell office:value-type="float" office:value="0.885789779120283">
                <text:p>0.885789779120283</text:p>
              </table:table-cell>
              <table:table-cell office:value-type="float" office:value="0.948209997109484">
                <text:p>0.948209997109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972823548741122">
                <text:p>0.972823548741122</text:p>
              </table:table-cell>
              <table:table-cell office:value-type="float" office:value="0.941848905506294">
                <text:p>0.941848905506294</text:p>
              </table:table-cell>
              <table:table-cell office:value-type="float" office:value="0.886633931270789">
                <text:p>0.886633931270789</text:p>
              </table:table-cell>
              <table:table-cell office:value-type="float" office:value="0.948944750776921">
                <text:p>0.9489447507769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969818652359247">
                <text:p>0.969818652359247</text:p>
              </table:table-cell>
              <table:table-cell office:value-type="float" office:value="0.945302159151133">
                <text:p>0.945302159151133</text:p>
              </table:table-cell>
              <table:table-cell office:value-type="float" office:value="0.877491625961628">
                <text:p>0.877491625961628</text:p>
              </table:table-cell>
              <table:table-cell office:value-type="float" office:value="0.944095697107572">
                <text:p>0.9440956971075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97295052312018">
                <text:p>0.97295052312018</text:p>
              </table:table-cell>
              <table:table-cell office:value-type="float" office:value="0.942358240254643">
                <text:p>0.942358240254643</text:p>
              </table:table-cell>
              <table:table-cell office:value-type="float" office:value="0.887160616184154">
                <text:p>0.887160616184154</text:p>
              </table:table-cell>
              <table:table-cell office:value-type="float" office:value="0.949179309771224">
                <text:p>0.949179309771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976517952392083">
                <text:p>0.976517952392083</text:p>
              </table:table-cell>
              <table:table-cell office:value-type="float" office:value="0.941362223611269">
                <text:p>0.941362223611269</text:p>
              </table:table-cell>
              <table:table-cell office:value-type="float" office:value="0.899249634228502">
                <text:p>0.899249634228502</text:p>
              </table:table-cell>
              <table:table-cell office:value-type="float" office:value="0.955210654717265">
                <text:p>0.9552106547172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975958763521333">
                <text:p>0.975958763521333</text:p>
              </table:table-cell>
              <table:table-cell office:value-type="float" office:value="0.930004116994227">
                <text:p>0.930004116994227</text:p>
              </table:table-cell>
              <table:table-cell office:value-type="float" office:value="0.895113016513695">
                <text:p>0.895113016513695</text:p>
              </table:table-cell>
              <table:table-cell office:value-type="float" office:value="0.953786854965505">
                <text:p>0.9537868549655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76114555478288">
                <text:p>0.976114555478288</text:p>
              </table:table-cell>
              <table:table-cell office:value-type="float" office:value="0.941588254836937">
                <text:p>0.941588254836937</text:p>
              </table:table-cell>
              <table:table-cell office:value-type="float" office:value="0.897870548001534">
                <text:p>0.897870548001534</text:p>
              </table:table-cell>
              <table:table-cell office:value-type="float" office:value="0.954525211593228">
                <text:p>0.9545252115932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75244176107661">
                <text:p>0.975244176107661</text:p>
              </table:table-cell>
              <table:table-cell office:value-type="float" office:value="0.93015251272329">
                <text:p>0.93015251272329</text:p>
              </table:table-cell>
              <table:table-cell office:value-type="float" office:value="0.892615018973286">
                <text:p>0.892615018973286</text:p>
              </table:table-cell>
              <table:table-cell office:value-type="float" office:value="0.952562726998163">
                <text:p>0.9525627269981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75089564392804">
                <text:p>0.975089564392804</text:p>
              </table:table-cell>
              <table:table-cell office:value-type="float" office:value="0.946377290493516">
                <text:p>0.946377290493516</text:p>
              </table:table-cell>
              <table:table-cell office:value-type="float" office:value="0.895197618763639">
                <text:p>0.895197618763639</text:p>
              </table:table-cell>
              <table:table-cell office:value-type="float" office:value="0.952959832415296">
                <text:p>0.9529598324152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74451348478233">
                <text:p>0.974451348478233</text:p>
              </table:table-cell>
              <table:table-cell office:value-type="float" office:value="0.948200678657046">
                <text:p>0.948200678657046</text:p>
              </table:table-cell>
              <table:table-cell office:value-type="float" office:value="0.893354795842588">
                <text:p>0.893354795842588</text:p>
              </table:table-cell>
              <table:table-cell office:value-type="float" office:value="0.951947555661475">
                <text:p>0.951947555661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975828936890537">
                <text:p>0.975828936890537</text:p>
              </table:table-cell>
              <table:table-cell office:value-type="float" office:value="0.940787723421447">
                <text:p>0.940787723421447</text:p>
              </table:table-cell>
              <table:table-cell office:value-type="float" office:value="0.896720079133295">
                <text:p>0.896720079133295</text:p>
              </table:table-cell>
              <table:table-cell office:value-type="float" office:value="0.954003157845108">
                <text:p>0.954003157845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71248859898427">
                <text:p>0.971248859898427</text:p>
              </table:table-cell>
              <table:table-cell office:value-type="float" office:value="0.941016051941097">
                <text:p>0.941016051941097</text:p>
              </table:table-cell>
              <table:table-cell office:value-type="float" office:value="0.881244632585341">
                <text:p>0.881244632585341</text:p>
              </table:table-cell>
              <table:table-cell office:value-type="float" office:value="0.946277624129426">
                <text:p>0.946277624129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976429630941738">
                <text:p>0.976429630941738</text:p>
              </table:table-cell>
              <table:table-cell office:value-type="float" office:value="0.935255668136131">
                <text:p>0.935255668136131</text:p>
              </table:table-cell>
              <table:table-cell office:value-type="float" office:value="0.897798288302493">
                <text:p>0.897798288302493</text:p>
              </table:table-cell>
              <table:table-cell office:value-type="float" office:value="0.954816017224827">
                <text:p>0.9548160172248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975089564392804">
                <text:p>0.975089564392804</text:p>
              </table:table-cell>
              <table:table-cell office:value-type="float" office:value="0.925367992527438">
                <text:p>0.925367992527438</text:p>
              </table:table-cell>
              <table:table-cell office:value-type="float" office:value="0.891106306192204">
                <text:p>0.891106306192204</text:p>
              </table:table-cell>
              <table:table-cell office:value-type="float" office:value="0.952090996305022">
                <text:p>0.9520909963050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976047183325186">
                <text:p>0.976047183325186</text:p>
              </table:table-cell>
              <table:table-cell office:value-type="float" office:value="0.929609135660169">
                <text:p>0.929609135660169</text:p>
              </table:table-cell>
              <table:table-cell office:value-type="float" office:value="0.895350363606025">
                <text:p>0.895350363606025</text:p>
              </table:table-cell>
              <table:table-cell office:value-type="float" office:value="0.953923019071531">
                <text:p>0.9539230190715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76405780216005">
                <text:p>0.976405780216005</text:p>
              </table:table-cell>
              <table:table-cell office:value-type="float" office:value="0.94172674448856">
                <text:p>0.94172674448856</text:p>
              </table:table-cell>
              <table:table-cell office:value-type="float" office:value="0.898920756495695">
                <text:p>0.898920756495695</text:p>
              </table:table-cell>
              <table:table-cell office:value-type="float" office:value="0.955031617565578">
                <text:p>0.9550316175655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76476398034877">
                <text:p>0.976476398034877</text:p>
              </table:table-cell>
              <table:table-cell office:value-type="float" office:value="0.944146358526356">
                <text:p>0.944146358526356</text:p>
              </table:table-cell>
              <table:table-cell office:value-type="float" office:value="0.899611705117321">
                <text:p>0.899611705117321</text:p>
              </table:table-cell>
              <table:table-cell office:value-type="float" office:value="0.955246914214639">
                <text:p>0.9552469142146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76194123466404">
                <text:p>0.976194123466404</text:p>
              </table:table-cell>
              <table:table-cell office:value-type="float" office:value="0.939295319684857">
                <text:p>0.939295319684857</text:p>
              </table:table-cell>
              <table:table-cell office:value-type="float" office:value="0.897723808833893">
                <text:p>0.897723808833893</text:p>
              </table:table-cell>
              <table:table-cell office:value-type="float" office:value="0.954571517437829">
                <text:p>0.9545715174378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76403370555055">
                <text:p>0.976403370555055</text:p>
              </table:table-cell>
              <table:table-cell office:value-type="float" office:value="0.936501994649549">
                <text:p>0.936501994649549</text:p>
              </table:table-cell>
              <table:table-cell office:value-type="float" office:value="0.897940152532153">
                <text:p>0.897940152532153</text:p>
              </table:table-cell>
              <table:table-cell office:value-type="float" office:value="0.954820793448124">
                <text:p>0.954820793448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73971039121042">
                <text:p>0.973971039121042</text:p>
              </table:table-cell>
              <table:table-cell office:value-type="float" office:value="0.938881248254341">
                <text:p>0.938881248254341</text:p>
              </table:table-cell>
              <table:table-cell office:value-type="float" office:value="0.889928879583639">
                <text:p>0.889928879583639</text:p>
              </table:table-cell>
              <table:table-cell office:value-type="float" office:value="0.950757414006929">
                <text:p>0.9507574140069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76738165896895">
                <text:p>0.976738165896895</text:p>
              </table:table-cell>
              <table:table-cell office:value-type="float" office:value="0.938659527408299">
                <text:p>0.938659527408299</text:p>
              </table:table-cell>
              <table:table-cell office:value-type="float" office:value="0.899532164054027">
                <text:p>0.899532164054027</text:p>
              </table:table-cell>
              <table:table-cell office:value-type="float" office:value="0.955484906996894">
                <text:p>0.9554849069968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7594730533763">
                <text:p>0.97594730533763</text:p>
              </table:table-cell>
              <table:table-cell office:value-type="float" office:value="0.935116599762223">
                <text:p>0.935116599762223</text:p>
              </table:table-cell>
              <table:table-cell office:value-type="float" office:value="0.896062421979518">
                <text:p>0.896062421979518</text:p>
              </table:table-cell>
              <table:table-cell office:value-type="float" office:value="0.953978432962392">
                <text:p>0.9539784329623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75892571610329">
                <text:p>0.975892571610329</text:p>
              </table:table-cell>
              <table:table-cell office:value-type="float" office:value="0.938450343311125">
                <text:p>0.938450343311125</text:p>
              </table:table-cell>
              <table:table-cell office:value-type="float" office:value="0.896503635371736">
                <text:p>0.896503635371736</text:p>
              </table:table-cell>
              <table:table-cell office:value-type="float" office:value="0.954019147559754">
                <text:p>0.9540191475597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76469021521764">
                <text:p>0.976469021521764</text:p>
              </table:table-cell>
              <table:table-cell office:value-type="float" office:value="0.935590181988501">
                <text:p>0.935590181988501</text:p>
              </table:table-cell>
              <table:table-cell office:value-type="float" office:value="0.898001579923268">
                <text:p>0.898001579923268</text:p>
              </table:table-cell>
              <table:table-cell office:value-type="float" office:value="0.954897559795064">
                <text:p>0.9548975597950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76065231193936">
                <text:p>0.976065231193936</text:p>
              </table:table-cell>
              <table:table-cell office:value-type="float" office:value="0.935995663424381">
                <text:p>0.935995663424381</text:p>
              </table:table-cell>
              <table:table-cell office:value-type="float" office:value="0.896646798224005">
                <text:p>0.896646798224005</text:p>
              </table:table-cell>
              <table:table-cell office:value-type="float" office:value="0.954217259245186">
                <text:p>0.9542172592451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76194664410699">
                <text:p>0.976194664410699</text:p>
              </table:table-cell>
              <table:table-cell office:value-type="float" office:value="0.937866087437798">
                <text:p>0.937866087437798</text:p>
              </table:table-cell>
              <table:table-cell office:value-type="float" office:value="0.897457816351887">
                <text:p>0.897457816351887</text:p>
              </table:table-cell>
              <table:table-cell office:value-type="float" office:value="0.954515502404187">
                <text:p>0.954515502404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